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 CYR" svg:font-family="'Courier New CYR'" style:font-family-generic="roman" style:font-pitch="variable"/>
    <style:font-face style:name="DejaVu Sans Mono" svg:font-family="'DejaVu Sans Mono'"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nsolas" svg:font-family="Consolas" style:font-family-generic="system" style:font-pitch="variable"/>
    <style:font-face style:name="Courier New1" svg:font-family="'Courier New'" style:font-family-generic="system" style:font-pitch="variable"/>
    <style:font-face style:name="Courier New CYR1" svg:font-family="'Courier New CYR'"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8875in" fo:margin-top="0in" fo:margin-bottom="0in" table:align="center" style:writing-mode="lr-tb"/>
    </style:style>
    <style:style style:name="Table1.A" style:family="table-column">
      <style:table-column-properties style:column-width="1.1625in"/>
    </style:style>
    <style:style style:name="Table1.B" style:family="table-column">
      <style:table-column-properties style:column-width="0.8569in"/>
    </style:style>
    <style:style style:name="Table1.C" style:family="table-column">
      <style:table-column-properties style:column-width="3.7826in"/>
    </style:style>
    <style:style style:name="Table1.D" style:family="table-column">
      <style:table-column-properties style:column-width="1.0854in"/>
    </style:style>
    <style:style style:name="Table1.1" style:family="table-row">
      <style:table-row-properties style:min-row-height="0.2083in" fo:keep-together="auto"/>
    </style:style>
    <style:style style:name="Table1.A1" style:family="table-cell">
      <style:table-cell-properties style:vertical-align="bottom" fo:background-color="transparent" fo:padding-left="0.0576in" fo:padding-right="0.075in" fo:padding-top="0in" fo:padding-bottom="0in" fo:border="0.5pt solid #00000a">
        <style:background-image/>
      </style:table-cell-properties>
    </style:style>
    <style:style style:name="Table2" style:family="table">
      <style:table-properties style:width="3.7639in" fo:margin-left="-0.0611in" fo:margin-top="0in" fo:margin-bottom="0in" table:align="left" style:writing-mode="lr-tb"/>
    </style:style>
    <style:style style:name="Table2.A" style:family="table-column">
      <style:table-column-properties style:column-width="0.6653in"/>
    </style:style>
    <style:style style:name="Table2.B" style:family="table-column">
      <style:table-column-properties style:column-width="1.0972in"/>
    </style:style>
    <style:style style:name="Table2.C" style:family="table-column">
      <style:table-column-properties style:column-width="2.0014in"/>
    </style:style>
    <style:style style:name="Table2.1" style:family="table-row">
      <style:table-row-properties style:min-row-height="0.2083in" fo:keep-together="auto"/>
    </style:style>
    <style:style style:name="Table2.A1" style:family="table-cell">
      <style:table-cell-properties style:vertical-align="bottom" fo:background-color="transparent" fo:padding-left="0.0576in" fo:padding-right="0.075in" fo:padding-top="0in" fo:padding-bottom="0in" fo:border="0.5pt solid #00000a">
        <style:background-image/>
      </style:table-cell-properties>
    </style:style>
    <style:style style:name="Table3" style:family="table">
      <style:table-properties style:width="1.7708in" fo:margin-left="-0.0611in" fo:margin-top="0in" fo:margin-bottom="0in" table:align="left" style:writing-mode="lr-tb"/>
    </style:style>
    <style:style style:name="Table3.A" style:family="table-column">
      <style:table-column-properties style:column-width="1.7708in"/>
    </style:style>
    <style:style style:name="Table3.1" style:family="table-row">
      <style:table-row-properties style:min-row-height="0.2083in" fo:keep-together="auto"/>
    </style:style>
    <style:style style:name="Table3.A1" style:family="table-cell">
      <style:table-cell-properties style:vertical-align="bottom" fo:background-color="transparent" fo:padding-left="0.0576in" fo:padding-right="0.075in" fo:padding-top="0in" fo:padding-bottom="0in" fo:border="0.5pt solid #00000a">
        <style:background-image/>
      </style:table-cell-properties>
    </style:style>
    <style:style style:name="Table3.2" style:family="table-row">
      <style:table-row-properties style:min-row-height="0.2292in" fo:keep-together="auto"/>
    </style:style>
    <style:style style:name="Table4" style:family="table">
      <style:table-properties style:width="2.95in" fo:margin-left="0.0069in" fo:margin-top="0in" fo:margin-bottom="0in" table:align="left" style:writing-mode="lr-tb"/>
    </style:style>
    <style:style style:name="Table4.A" style:family="table-column">
      <style:table-column-properties style:column-width="0.666in"/>
    </style:style>
    <style:style style:name="Table4.B" style:family="table-column">
      <style:table-column-properties style:column-width="2.284in"/>
    </style:style>
    <style:style style:name="Table4.1" style:family="table-row">
      <style:table-row-properties style:min-row-height="0.2083in" fo:keep-together="auto"/>
    </style:style>
    <style:style style:name="Table4.A1" style:family="table-cell">
      <style:table-cell-properties style:vertical-align="bottom" fo:background-color="transparent" fo:padding-left="0.0715in" fo:padding-right="0.075in" fo:padding-top="0in" fo:padding-bottom="0in" fo:border="0.5pt solid #00000a">
        <style:background-image/>
      </style:table-cell-properties>
    </style:style>
    <style:style style:name="Table5" style:family="table">
      <style:table-properties style:width="3.7813in" fo:margin-left="-0.0611in" fo:margin-top="0in" fo:margin-bottom="0in" table:align="left" style:writing-mode="lr-tb"/>
    </style:style>
    <style:style style:name="Table5.A" style:family="table-column">
      <style:table-column-properties style:column-width="1.0799in"/>
    </style:style>
    <style:style style:name="Table5.B" style:family="table-column">
      <style:table-column-properties style:column-width="2.7014in"/>
    </style:style>
    <style:style style:name="Table5.1" style:family="table-row">
      <style:table-row-properties style:min-row-height="0.2083in" fo:keep-together="auto"/>
    </style:style>
    <style:style style:name="Table5.A1" style:family="table-cell">
      <style:table-cell-properties style:vertical-align="bottom" fo:background-color="transparent" fo:padding-left="0.0576in" fo:padding-right="0.075in" fo:padding-top="0in" fo:padding-bottom="0in" fo:border="0.5pt solid #00000a">
        <style:background-image/>
      </style:table-cell-properties>
    </style:style>
    <style:style style:name="Table6" style:family="table">
      <style:table-properties style:width="3.7813in" fo:margin-left="-0.0611in" fo:margin-top="0in" fo:margin-bottom="0in" table:align="left" style:writing-mode="lr-tb"/>
    </style:style>
    <style:style style:name="Table6.A" style:family="table-column">
      <style:table-column-properties style:column-width="1.1021in"/>
    </style:style>
    <style:style style:name="Table6.B" style:family="table-column">
      <style:table-column-properties style:column-width="2.6792in"/>
    </style:style>
    <style:style style:name="Table6.1" style:family="table-row">
      <style:table-row-properties style:min-row-height="0.2083in" fo:keep-together="auto"/>
    </style:style>
    <style:style style:name="Table6.A1" style:family="table-cell">
      <style:table-cell-properties style:vertical-align="bottom" fo:background-color="transparent" fo:padding-left="0.0576in" fo:padding-right="0.075in" fo:padding-top="0in" fo:padding-bottom="0in" fo:border="0.5pt solid #00000a">
        <style:background-image/>
      </style:table-cell-properties>
    </style:style>
    <style:style style:name="Table7" style:family="table">
      <style:table-properties style:width="6.5958in" fo:margin-left="-0.0646in" fo:margin-top="0in" fo:margin-bottom="0in" table:align="left" style:writing-mode="lr-tb"/>
    </style:style>
    <style:style style:name="Table7.A" style:family="table-column">
      <style:table-column-properties style:column-width="0.8396in"/>
    </style:style>
    <style:style style:name="Table7.B" style:family="table-column">
      <style:table-column-properties style:column-width="1.4243in"/>
    </style:style>
    <style:style style:name="Table7.C" style:family="table-column">
      <style:table-column-properties style:column-width="4.3319in"/>
    </style:style>
    <style:style style:name="Table7.1" style:family="table-row">
      <style:table-row-properties style:min-row-height="0.2083in" fo:keep-together="auto"/>
    </style:style>
    <style:style style:name="Table7.A1" style:family="table-cell">
      <style:table-cell-properties style:vertical-align="bottom" fo:background-color="transparent" fo:padding-left="0.0576in" fo:padding-right="0.075in" fo:padding-top="0in" fo:padding-bottom="0in" fo:border="0.5pt solid #00000a">
        <style:background-image/>
      </style:table-cell-properties>
    </style:style>
    <style:style style:name="Table8" style:family="table">
      <style:table-properties style:width="6.4903in" fo:margin-left="0.0139in" fo:margin-top="0in" fo:margin-bottom="0in" table:align="left" style:writing-mode="lr-tb"/>
    </style:style>
    <style:style style:name="Table8.A" style:family="table-column">
      <style:table-column-properties style:column-width="0.609in"/>
    </style:style>
    <style:style style:name="Table8.B" style:family="table-column">
      <style:table-column-properties style:column-width="3.8139in"/>
    </style:style>
    <style:style style:name="Table8.C" style:family="table-column">
      <style:table-column-properties style:column-width="0.9847in"/>
    </style:style>
    <style:style style:name="Table8.D" style:family="table-column">
      <style:table-column-properties style:column-width="1.0826in"/>
    </style:style>
    <style:style style:name="Table8.1" style:family="table-row">
      <style:table-row-properties style:min-row-height="0.2188in" fo:keep-together="auto"/>
    </style:style>
    <style:style style:name="Table8.A1" style:family="table-cell">
      <style:table-cell-properties style:vertical-align="middle" fo:background-color="#ffffff" fo:padding-left="0.0681in" fo:padding-right="0.075in" fo:padding-top="0in" fo:padding-bottom="0in" fo:border="1pt solid #00000a">
        <style:background-image/>
      </style:table-cell-properties>
    </style:style>
    <style:style style:name="Table8.2" style:family="table-row">
      <style:table-row-properties style:min-row-height="0.2708in" fo:keep-together="auto"/>
    </style:style>
    <style:style style:name="Table8.A3" style:family="table-cell">
      <style:table-cell-properties style:vertical-align="middle" fo:background-color="#ffffff" fo:padding-left="0.0681in" fo:padding-right="0.075in" fo:padding-top="0in" fo:padding-bottom="0in" fo:border-left="1pt solid #00000a" fo:border-right="1pt solid #00000a" fo:border-top="1pt solid #000001" fo:border-bottom="1pt solid #000001">
        <style:background-image/>
      </style:table-cell-properties>
    </style:style>
    <style:style style:name="Table8.4" style:family="table-row">
      <style:table-row-properties style:min-row-height="0.4271in" fo:keep-together="auto"/>
    </style:style>
    <style:style style:name="Table8.A5" style:family="table-cell">
      <style:table-cell-properties style:vertical-align="middle" fo:background-color="#ffffff" fo:padding-left="0.0681in" fo:padding-right="0.075in" fo:padding-top="0in" fo:padding-bottom="0in" fo:border-left="1pt solid #00000a" fo:border-right="1pt solid #00000a" fo:border-top="1pt solid #00000a" fo:border-bottom="1pt solid #000001">
        <style:background-image/>
      </style:table-cell-properties>
    </style:style>
    <style:style style:name="Table8.7" style:family="table-row">
      <style:table-row-properties style:min-row-height="0.2604in" fo:keep-together="auto"/>
    </style:style>
    <style:style style:name="Table8.8" style:family="table-row">
      <style:table-row-properties style:min-row-height="0.4375in" fo:keep-together="auto"/>
    </style:style>
    <style:style style:name="Table9" style:family="table">
      <style:table-properties style:width="6.5958in" fo:margin-left="-0.0646in" fo:margin-top="0in" fo:margin-bottom="0in" table:align="left" style:writing-mode="lr-tb"/>
    </style:style>
    <style:style style:name="Table9.A" style:family="table-column">
      <style:table-column-properties style:column-width="0.8396in"/>
    </style:style>
    <style:style style:name="Table9.B" style:family="table-column">
      <style:table-column-properties style:column-width="1.4243in"/>
    </style:style>
    <style:style style:name="Table9.C" style:family="table-column">
      <style:table-column-properties style:column-width="4.3319in"/>
    </style:style>
    <style:style style:name="Table9.1" style:family="table-row">
      <style:table-row-properties style:min-row-height="0.2083in" fo:keep-together="auto"/>
    </style:style>
    <style:style style:name="Table9.A1" style:family="table-cell">
      <style:table-cell-properties style:vertical-align="bottom" fo:background-color="transparent" fo:padding-left="0.0576in" fo:padding-right="0.075in" fo:padding-top="0in" fo:padding-bottom="0in" fo:border="0.5pt solid #00000a">
        <style:background-image/>
      </style:table-cell-properties>
    </style:style>
    <style:style style:name="Table10" style:family="table">
      <style:table-properties style:width="5.8729in" fo:margin-left="-0.0646in" fo:margin-top="0in" fo:margin-bottom="0in" table:align="left" style:writing-mode="lr-tb"/>
    </style:style>
    <style:style style:name="Table10.A" style:family="table-column">
      <style:table-column-properties style:column-width="0.5278in"/>
    </style:style>
    <style:style style:name="Table10.B" style:family="table-column">
      <style:table-column-properties style:column-width="5.3451in"/>
    </style:style>
    <style:style style:name="Table10.1" style:family="table-row">
      <style:table-row-properties style:min-row-height="0.2083in" fo:keep-together="auto"/>
    </style:style>
    <style:style style:name="Table10.A1" style:family="table-cell">
      <style:table-cell-properties style:vertical-align="bottom" fo:background-color="transparent" fo:padding-left="0.0576in" fo:padding-right="0.075in" fo:padding-top="0in" fo:padding-bottom="0in" fo:border="0.5pt solid #00000a">
        <style:background-image/>
      </style:table-cell-properties>
    </style:style>
    <style:style style:name="Table11" style:family="table">
      <style:table-properties style:width="10.1361in" fo:margin-left="-0.0611in" fo:margin-top="0in" fo:margin-bottom="0in" table:align="left" style:writing-mode="lr-tb"/>
    </style:style>
    <style:style style:name="Table11.A" style:family="table-column">
      <style:table-column-properties style:column-width="1.3181in"/>
    </style:style>
    <style:style style:name="Table11.B" style:family="table-column">
      <style:table-column-properties style:column-width="1.2368in"/>
    </style:style>
    <style:style style:name="Table11.C" style:family="table-column">
      <style:table-column-properties style:column-width="3.9368in"/>
    </style:style>
    <style:style style:name="Table11.D" style:family="table-column">
      <style:table-column-properties style:column-width="1.9688in"/>
    </style:style>
    <style:style style:name="Table11.E" style:family="table-column">
      <style:table-column-properties style:column-width="1.6757in"/>
    </style:style>
    <style:style style:name="Table11.1" style:family="table-row">
      <style:table-row-properties style:min-row-height="0.4271in" fo:keep-together="auto"/>
    </style:style>
    <style:style style:name="Table11.A1" style:family="table-cell">
      <style:table-cell-properties style:vertical-align="middle" fo:background-color="transparent" fo:padding-left="0.0576in" fo:padding-right="0.075in" fo:padding-top="0in" fo:padding-bottom="0in" fo:border="0.5pt solid #00000a">
        <style:background-image/>
      </style:table-cell-properties>
    </style:style>
    <style:style style:name="Table11.2" style:family="table-row">
      <style:table-row-properties style:min-row-height="0.2083in" fo:keep-together="auto"/>
    </style:style>
    <style:style style:name="Table11.17" style:family="table-row">
      <style:table-row-properties style:min-row-height="0.625in" fo:keep-together="auto"/>
    </style:style>
    <style:style style:name="Table11.A20" style:family="table-cell">
      <style:table-cell-properties style:vertical-align="middle" fo:background-color="transparent" fo:padding-left="0.0576in" fo:padding-right="0.075in" fo:padding-top="0in" fo:padding-bottom="0in" fo:border-left="0.5pt solid #00000a" fo:border-right="0.5pt solid #00000a" fo:border-top="0.5pt solid #000001" fo:border-bottom="0.5pt solid #000001">
        <style:background-image/>
      </style:table-cell-properties>
    </style:style>
    <style:style style:name="Table11.21" style:family="table-row">
      <style:table-row-properties style:min-row-height="0.2188in" fo:keep-together="auto"/>
    </style:style>
    <style:style style:name="P1" style:family="paragraph" style:parent-style-name="Standard">
      <style:text-properties fo:language="en" fo:country="US"/>
    </style:style>
    <style:style style:name="P2" style:family="paragraph" style:parent-style-name="Standard">
      <style:paragraph-properties fo:line-height="150%">
        <style:tab-stops>
          <style:tab-stop style:position="-0.3937in"/>
        </style:tab-stops>
      </style:paragraph-properties>
    </style:style>
    <style:style style:name="P3" style:family="paragraph" style:parent-style-name="Standard">
      <style:paragraph-properties fo:line-height="150%">
        <style:tab-stops>
          <style:tab-stop style:position="-0.3937in"/>
        </style:tab-stops>
      </style:paragraph-properties>
      <style:text-properties style:font-name="Liberation Sans1" fo:font-size="12pt" style:font-size-asian="12pt" style:font-name-complex="Liberation Sans2" style:font-size-complex="12pt"/>
    </style:style>
    <style:style style:name="P4" style:family="paragraph" style:parent-style-name="Standard">
      <style:paragraph-properties fo:line-height="150%">
        <style:tab-stops>
          <style:tab-stop style:position="-0.3937in"/>
        </style:tab-stops>
      </style:paragraph-properties>
      <style:text-properties style:font-name="Liberation Sans1" fo:font-size="12pt" fo:font-weight="bold" style:font-size-asian="12pt" style:font-weight-asian="bold" style:font-name-complex="Liberation Sans2" style:font-size-complex="12pt"/>
    </style:style>
    <style:style style:name="P5" style:family="paragraph" style:parent-style-name="Standard">
      <style:text-properties style:font-name="Liberation Sans1" style:font-name-complex="Liberation Sans2"/>
    </style:style>
    <style:style style:name="P6" style:family="paragraph" style:parent-style-name="Standard">
      <style:paragraph-properties fo:margin-left="-0.3937in" fo:margin-right="0in" fo:line-height="150%" fo:text-indent="0.3937in" style:auto-text-indent="false"/>
    </style:style>
    <style:style style:name="P7" style:family="paragraph" style:parent-style-name="Standard">
      <style:paragraph-properties fo:margin-left="-0.3937in" fo:margin-right="0in" fo:line-height="150%" fo:text-indent="0.3937in" style:auto-text-indent="false"/>
      <style:text-properties fo:language="en" fo:country="US"/>
    </style:style>
    <style:style style:name="P8" style:family="paragraph" style:parent-style-name="Standard">
      <style:paragraph-properties fo:margin-left="-0.3937in" fo:margin-right="0in" fo:line-height="150%" fo:text-indent="0.3937in" style:auto-text-indent="false"/>
      <style:text-properties style:font-name="Liberation Sans1" fo:font-size="12pt" style:font-size-asian="12pt" style:font-name-complex="Liberation Sans2" style:font-size-complex="12pt"/>
    </style:style>
    <style:style style:name="P9" style:family="paragraph" style:parent-style-name="Standard">
      <style:paragraph-properties fo:margin-left="-0.3937in" fo:margin-right="0in" fo:line-height="150%" fo:text-indent="0.3937in" style:auto-text-indent="false"/>
      <style:text-properties style:font-name="Liberation Sans1" fo:font-size="12pt" fo:language="en" fo:country="US" style:font-size-asian="12pt" style:font-name-complex="Liberation Sans2" style:font-size-complex="12pt"/>
    </style:style>
    <style:style style:name="P10" style:family="paragraph" style:parent-style-name="Heading_20_1">
      <style:paragraph-properties fo:margin-left="-0.3937in" fo:margin-right="0in" fo:line-height="150%" fo:text-align="center" style:justify-single-word="false" fo:text-indent="0.3937in" style:auto-text-indent="false"/>
    </style:style>
    <style:style style:name="P11" style:family="paragraph" style:parent-style-name="Standard">
      <style:paragraph-properties fo:margin-top="0in" fo:margin-bottom="0in" loext:contextual-spacing="false" fo:line-height="100%" fo:text-align="center" style:justify-single-word="false"/>
    </style:style>
    <style:style style:name="P12" style:family="paragraph" style:parent-style-name="Standard">
      <style:paragraph-properties fo:margin-top="0in" fo:margin-bottom="0in" loext:contextual-spacing="false" fo:line-height="150%" fo:text-align="center" style:justify-single-word="false"/>
    </style:style>
    <style:style style:name="P13" style:family="paragraph" style:parent-style-name="Standard">
      <style:paragraph-properties fo:margin-left="0in" fo:margin-right="0in" fo:margin-top="0in" fo:margin-bottom="0in" loext:contextual-spacing="false" fo:line-height="150%" fo:text-indent="0.3937in" style:auto-text-indent="false">
        <style:tab-stops>
          <style:tab-stop style:position="-0.3937in"/>
        </style:tab-stops>
      </style:paragraph-properties>
    </style:style>
    <style:style style:name="P14" style:family="paragraph" style:parent-style-name="Standard">
      <style:paragraph-properties fo:margin-top="0in" fo:margin-bottom="0in" loext:contextual-spacing="true" fo:line-height="100%"/>
    </style:style>
    <style:style style:name="P15" style:family="paragraph" style:parent-style-name="List_20_Paragraph">
      <style:paragraph-properties fo:margin-left="-0.1437in" fo:margin-right="0in" fo:line-height="150%" fo:text-indent="0in" style:auto-text-indent="false">
        <style:tab-stops>
          <style:tab-stop style:position="-0.3937in"/>
        </style:tab-stops>
      </style:paragraph-properties>
    </style:style>
    <style:style style:name="P16" style:family="paragraph" style:parent-style-name="Heading_20_3" style:list-style-name="WWNum1">
      <style:paragraph-properties fo:margin-left="-0.1457in" fo:margin-right="0in" fo:line-height="150%" fo:text-indent="-0.248in" style:auto-text-indent="false"/>
      <style:text-properties style:font-name="Liberation Sans1" style:font-name-complex="Liberation Sans2"/>
    </style:style>
    <style:style style:name="P17" style:family="paragraph" style:parent-style-name="Heading_20_3" style:list-style-name="WWNum1">
      <style:paragraph-properties fo:margin-left="-0.1457in" fo:margin-right="0in" fo:line-height="150%" fo:text-indent="-0.248in" style:auto-text-indent="false">
        <style:tab-stops>
          <style:tab-stop style:position="-0.3937in"/>
        </style:tab-stops>
      </style:paragraph-properties>
      <style:text-properties style:font-name="Liberation Sans1" style:font-name-complex="Liberation Sans2"/>
    </style:style>
    <style:style style:name="P18" style:family="paragraph" style:parent-style-name="Standard">
      <style:paragraph-properties fo:margin-left="-0.3937in" fo:margin-right="0in" fo:margin-top="0in" fo:margin-bottom="0in" loext:contextual-spacing="false" fo:line-height="150%" fo:text-align="center" style:justify-single-word="false" fo:text-indent="0.3937in" style:auto-text-indent="false"/>
      <style:text-properties fo:color="#000000" style:font-name-asian="Times New Roman" style:language-asian="ru" style:country-asian="RU" style:font-name-complex="Calibri1"/>
    </style:style>
    <style:style style:name="P19" style:family="paragraph" style:parent-style-name="Standard">
      <style:paragraph-properties fo:margin-left="-0.3937in" fo:margin-right="0in" fo:line-height="150%" fo:text-indent="0.3937in" style:auto-text-indent="false"/>
      <style:text-properties style:font-name="Liberation Sans1" fo:font-size="12pt" style:font-size-asian="12pt" style:font-name-complex="Liberation Sans2" style:font-size-complex="12pt"/>
    </style:style>
    <style:style style:name="P20" style:family="paragraph" style:parent-style-name="Standard">
      <style:paragraph-properties fo:margin-left="-0.3937in" fo:margin-right="0in" fo:line-height="150%" fo:text-indent="0.3937in" style:auto-text-indent="false">
        <style:tab-stops>
          <style:tab-stop style:position="-0.3937in"/>
        </style:tab-stops>
      </style:paragraph-properties>
      <style:text-properties style:font-name="Liberation Sans1" fo:font-size="12pt" style:font-size-asian="12pt" style:font-name-complex="Liberation Sans2" style:font-size-complex="12pt"/>
    </style:style>
    <style:style style:name="P21" style:family="paragraph" style:parent-style-name="Standard" style:master-page-name="Converted1">
      <style:paragraph-properties fo:margin-left="-0.3937in" fo:margin-right="0in" fo:line-height="150%" fo:text-indent="0.3937in" style:auto-text-indent="false" style:page-number="auto"/>
      <style:text-properties style:font-name="Liberation Sans1" fo:font-size="12pt" style:font-size-asian="12pt" style:font-name-complex="Liberation Sans2" style:font-size-complex="12pt"/>
    </style:style>
    <style:style style:name="P22" style:family="paragraph" style:parent-style-name="Standard">
      <style:paragraph-properties fo:margin-top="0in" fo:margin-bottom="0in" loext:contextual-spacing="false" fo:line-height="100%"/>
      <style:text-properties fo:color="#000000" style:font-name-asian="Times New Roman" style:language-asian="ru" style:country-asian="RU" style:font-name-complex="Calibri1"/>
    </style:style>
    <style:style style:name="P23" style:family="paragraph" style:parent-style-name="Standard">
      <style:paragraph-properties fo:margin-top="0in" fo:margin-bottom="0in" loext:contextual-spacing="false" fo:line-height="100%" fo:text-align="center" style:justify-single-word="false"/>
      <style:text-properties fo:color="#000000" style:font-name-asian="Times New Roman" style:language-asian="ru" style:country-asian="RU" style:font-name-complex="Calibri1"/>
    </style:style>
    <style:style style:name="P24" style:family="paragraph" style:parent-style-name="Standard">
      <style:paragraph-properties fo:margin-top="0in" fo:margin-bottom="0in" loext:contextual-spacing="false" fo:line-height="150%" fo:text-align="center" style:justify-single-word="false"/>
      <style:text-properties fo:color="#000000" style:font-name-asian="Times New Roman" style:language-asian="ru" style:country-asian="RU" style:font-name-complex="Calibri1"/>
    </style:style>
    <style:style style:name="P25" style:family="paragraph" style:parent-style-name="Standard">
      <style:paragraph-properties fo:margin-top="0in" fo:margin-bottom="0in" loext:contextual-spacing="false" fo:line-height="100%" fo:text-align="center" style:justify-single-word="false"/>
      <style:text-properties fo:color="#000000" fo:language="en" fo:country="US" style:font-name-asian="Times New Roman" style:language-asian="ru" style:country-asian="RU" style:font-name-complex="Calibri1"/>
    </style:style>
    <style:style style:name="P26" style:family="paragraph" style:parent-style-name="Standard">
      <style:paragraph-properties fo:margin-top="0in" fo:margin-bottom="0in" loext:contextual-spacing="false" fo:line-height="100%" fo:text-align="center" style:justify-single-word="false"/>
      <style:text-properties fo:language="en" fo:country="US"/>
    </style:style>
    <style:style style:name="P27" style:family="paragraph" style:parent-style-name="Standard">
      <style:paragraph-properties fo:margin-top="0in" fo:margin-bottom="0in" loext:contextual-spacing="false" fo:line-height="100%" fo:text-align="center" style:justify-single-word="false"/>
      <style:text-properties fo:language="ru" fo:country="RU"/>
    </style:style>
    <style:style style:name="P28" style:family="paragraph" style:parent-style-name="Standard">
      <style:paragraph-properties fo:margin-left="0in" fo:margin-right="0in" fo:margin-top="0in" fo:margin-bottom="0in" loext:contextual-spacing="false" fo:line-height="150%" fo:text-indent="0.3937in" style:auto-text-indent="false">
        <style:tab-stops>
          <style:tab-stop style:position="-0.3937in"/>
        </style:tab-stops>
      </style:paragraph-properties>
      <style:text-properties fo:color="#000000" style:font-name-asian="Times New Roman" style:language-asian="ru" style:country-asian="RU" style:font-name-complex="Calibri1"/>
    </style:style>
    <style:style style:name="P29" style:family="paragraph" style:parent-style-name="Standard">
      <style:paragraph-properties fo:margin-left="0in" fo:margin-right="0in" fo:margin-top="0in" fo:margin-bottom="0in" loext:contextual-spacing="false" fo:line-height="150%" fo:text-align="center" style:justify-single-word="false" fo:text-indent="0.3937in" style:auto-text-indent="false"/>
      <style:text-properties fo:color="#000000" style:font-name-asian="Times New Roman" style:language-asian="ru" style:country-asian="RU" style:font-name-complex="Calibri1"/>
    </style:style>
    <style:style style:name="P30" style:family="paragraph" style:parent-style-name="List_20_Paragraph" style:master-page-name="Converted2">
      <style:paragraph-properties fo:margin-left="-0.1437in" fo:margin-right="0in" fo:line-height="150%" fo:text-indent="0in" style:auto-text-indent="false" style:page-number="auto"/>
    </style:style>
    <style:style style:name="P31" style:family="paragraph" style:parent-style-name="Heading_20_2">
      <style:paragraph-properties fo:margin-left="-0.3937in" fo:margin-right="0in" fo:line-height="150%" fo:text-indent="0.3937in" style:auto-text-indent="false"/>
      <style:text-properties style:font-name="Liberation Sans1" style:font-name-complex="Liberation Sans2"/>
    </style:style>
    <style:style style:name="P32" style:family="paragraph" style:parent-style-name="Heading_20_2">
      <style:paragraph-properties fo:margin-left="-0.3937in" fo:margin-right="0in" fo:line-height="150%" fo:text-indent="0.3937in" style:auto-text-indent="false">
        <style:tab-stops>
          <style:tab-stop style:position="-0.3937in"/>
        </style:tab-stops>
      </style:paragraph-properties>
      <style:text-properties style:font-name="Liberation Sans1" style:font-name-complex="Liberation Sans2"/>
    </style:style>
    <style:style style:name="P33" style:family="paragraph" style:parent-style-name="Heading_20_1" style:master-page-name="Standard">
      <style:paragraph-properties fo:margin-left="-0.3937in" fo:margin-right="0in" fo:margin-top="0.1665in" fo:margin-bottom="0in" loext:contextual-spacing="false" fo:line-height="150%" fo:text-align="center" style:justify-single-word="false" fo:text-indent="0.3937in" style:auto-text-indent="false" style:page-number="auto"/>
    </style:style>
    <style:style style:name="P34" style:family="paragraph" style:parent-style-name="Heading_20_1">
      <style:paragraph-properties fo:margin-left="-0.3937in" fo:margin-right="0in" fo:line-height="150%" fo:text-indent="0.3937in" style:auto-text-indent="false"/>
      <style:text-properties fo:color="#000000" style:font-name="Liberation Sans1" fo:font-size="12pt" style:font-size-asian="12pt" style:font-name-complex="Liberation Sans2" style:font-size-complex="12pt"/>
    </style:style>
    <style:style style:name="T1" style:family="text">
      <style:text-properties fo:color="#2f5496" style:text-underline-style="none"/>
    </style:style>
    <style:style style:name="T2" style:family="text">
      <style:text-properties style:font-name="Liberation Sans1" fo:font-size="12pt" style:font-size-asian="12pt" style:font-name-complex="Liberation Sans2" style:font-size-complex="12pt"/>
    </style:style>
    <style:style style:name="T3" style:family="text">
      <style:text-properties style:font-name="Liberation Sans1" fo:font-size="12pt" fo:language="en" fo:country="US" style:font-size-asian="12pt" style:font-name-complex="Liberation Sans2" style:font-size-complex="12pt"/>
    </style:style>
    <style:style style:name="T4" style:family="text">
      <style:text-properties style:font-name="Liberation Sans1" fo:font-size="12pt" fo:language="en" fo:country="US" fo:font-weight="bold" style:font-size-asian="12pt" style:font-weight-asian="bold" style:font-name-complex="Liberation Sans2" style:font-size-complex="12pt"/>
    </style:style>
    <style:style style:name="T5" style:family="text">
      <style:text-properties style:font-name="Liberation Sans1" fo:font-size="12pt" fo:font-weight="bold" style:font-size-asian="12pt" style:font-weight-asian="bold" style:font-name-complex="Liberation Sans2" style:font-size-complex="12pt"/>
    </style:style>
    <style:style style:name="T6" style:family="text">
      <style:text-properties fo:color="#222222" style:font-name="Liberation Sans1" fo:font-size="12pt" fo:background-color="#ffffff" loext:char-shading-value="0" style:font-size-asian="12pt" style:font-name-complex="Liberation Sans2" style:font-size-complex="12pt"/>
    </style:style>
    <style:style style:name="T7" style:family="text">
      <style:text-properties fo:color="#000000" style:font-name="Liberation Sans1" fo:font-size="12pt" style:text-underline-style="none" fo:background-color="#ffffff" loext:char-shading-value="0" style:font-size-asian="12pt" style:font-name-complex="Liberation Sans2" style:font-size-complex="12pt"/>
    </style:style>
    <style:style style:name="T8" style:family="text">
      <style:text-properties fo:color="#000000" style:font-name-asian="Times New Roman" style:language-asian="ru" style:country-asian="RU" style:font-name-complex="Calibri1"/>
    </style:style>
    <style:style style:name="T9" style:family="text">
      <style:text-properties fo:color="#000000" fo:language="en" fo:country="US" style:font-name-asian="Times New Roman" style:language-asian="ru" style:country-asian="RU" style:font-name-complex="Calibri1"/>
    </style:style>
    <style:style style:name="T10" style:family="text">
      <style:text-properties fo:color="#000000" style:font-name="DejaVu Sans Mono" fo:font-size="8pt" style:font-size-asian="8pt" style:font-name-complex="Consolas" style:font-size-complex="8pt"/>
    </style:style>
    <style:style style:name="T11" style:family="text">
      <style:text-properties fo:language="en" fo:country="US"/>
    </style:style>
    <style:style style:name="T12" style:family="text">
      <style:text-properties fo:color="#0000ff" style:font-name="Courier New CYR" fo:font-size="10pt" style:font-size-asian="10pt" style:font-name-complex="Courier New CYR1" style:font-size-complex="10pt"/>
    </style:style>
    <style:style style:name="T13" style:family="text">
      <style:text-properties fo:color="#008000" style:font-name="Courier New CYR" fo:font-size="10pt" style:font-size-asian="10pt" style:font-name-complex="Courier New CYR1" style:font-size-complex="10pt"/>
    </style:style>
    <style:style style:name="T14" style:family="text">
      <style:text-properties fo:color="#008000" style:font-name="Courier New CYR" fo:font-size="10pt" fo:language="en" fo:country="US" style:font-size-asian="10pt" style:font-name-complex="Courier New CYR1" style:font-size-complex="10pt"/>
    </style:style>
    <style:style style:name="T15" style:family="text">
      <style:text-properties fo:color="#008000" style:font-name="Courier New" fo:font-size="10pt" style:font-size-asian="10pt" style:font-name-complex="Courier New1" style:font-size-complex="10pt"/>
    </style:style>
    <style:style style:name="T16" style:family="text">
      <style:text-properties fo:color="#0000c0" style:font-name="DejaVu Sans Mono" fo:font-size="8pt" style:font-size-asian="8pt" style:font-name-complex="Consolas" style:font-size-complex="8pt" style:font-style-complex="italic"/>
    </style:style>
    <style:style style:name="T17" style:family="text">
      <style:text-properties fo:color="#3f7f5f" style:font-name="DejaVu Sans Mono" fo:font-size="8pt" style:font-size-asian="8pt" style:font-name-complex="Consolas" style:font-size-complex="8pt"/>
    </style:style>
    <style:style style:name="T18" style:family="text">
      <style:text-properties fo:color="#3f7f5f" style:font-name="DejaVu Sans Mono" fo:font-size="8pt" style:text-underline-style="solid" style:text-underline-width="auto" style:text-underline-color="font-color" style:font-size-asian="8pt" style:font-name-complex="Consolas"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Физический уровень, <text:a xlink:type="simple" xlink:href="https://ru.wikipedia.org/wiki/Канальный_уровень" office:target-frame-name="Канальный уровень" xlink:show="replace" text:style-name="ListLabel_20_5" text:visited-style-name="ListLabel_20_5"><text:span text:style-name="Интернет-ссылка"><text:span text:style-name="T1">канальный уровень</text:span></text:span></text:a>, <text:a xlink:type="simple" xlink:href="https://ru.wikipedia.org/wiki/Сетевой_уровень" office:target-frame-name="Сетевой уровень" xlink:show="replace" text:style-name="ListLabel_20_5" text:visited-style-name="ListLabel_20_5"><text:span text:style-name="Интернет-ссылка"><text:span text:style-name="T1">сетевой уровень </text:span></text:span></text:a></text:h>
      <text:p text:style-name="P6"><text:span text:style-name="T2">В соответствии со спецификацией </text:span><text:span text:style-name="T6">Bluetooth HCI</text:span></text:p>
      <text:h text:style-name="P10" text:outline-level="1"><text:a xlink:type="simple" xlink:href="https://ru.wikipedia.org/wiki/Транспортный_уровень" office:target-frame-name="Транспортный уровень" xlink:show="replace" text:style-name="ListLabel_20_5" text:visited-style-name="ListLabel_20_5"><text:span text:style-name="Интернет-ссылка"><text:span text:style-name="T1">Транспортный</text:span></text:span></text:a><text:a xlink:type="simple" xlink:href="https://ru.wikipedia.org/wiki/Транспортный_уровень" office:target-frame-name="Транспортный уровень" xlink:show="replace" text:style-name="ListLabel_20_5" text:visited-style-name="ListLabel_20_5"><text:span text:style-name="Интернет-ссылка"> </text:span></text:a><text:a xlink:type="simple" xlink:href="https://ru.wikipedia.org/wiki/Транспортный_уровень" office:target-frame-name="Транспортный уровень" xlink:show="replace" text:style-name="ListLabel_20_5" text:visited-style-name="ListLabel_20_5"><text:span text:style-name="Интернет-ссылка"><text:span text:style-name="T1">уровень </text:span></text:span></text:a></text:h>
      <text:p text:style-name="P6"><text:span text:style-name="T2">В соответствии со спецификацией </text:span><text:a xlink:type="simple" xlink:href="https://ru.wikipedia.org/wiki/L2CAP" text:style-name="ListLabel_20_7" text:visited-style-name="ListLabel_20_7"><text:span text:style-name="Интернет-ссылка"><text:span text:style-name="T7">L2CAP</text:span></text:span></text:a></text:p>
      <text:h text:style-name="P10" text:outline-level="1"><text:a xlink:type="simple" xlink:href="https://ru.wikipedia.org/wiki/Сеансовый_уровень" office:target-frame-name="Сеансовый уровень" xlink:show="replace" text:style-name="ListLabel_20_5" text:visited-style-name="ListLabel_20_5"><text:span text:style-name="Интернет-ссылка"><text:span text:style-name="T1">Сеансовый</text:span></text:span></text:a><text:a xlink:type="simple" xlink:href="https://ru.wikipedia.org/wiki/Сеансовый_уровень" office:target-frame-name="Сеансовый уровень" xlink:show="replace" text:style-name="ListLabel_20_5" text:visited-style-name="ListLabel_20_5"><text:span text:style-name="Интернет-ссылка"> </text:span></text:a><text:a xlink:type="simple" xlink:href="https://ru.wikipedia.org/wiki/Сеансовый_уровень" office:target-frame-name="Сеансовый уровень" xlink:show="replace" text:style-name="ListLabel_20_5" text:visited-style-name="ListLabel_20_5"><text:span text:style-name="Интернет-ссылка"><text:span text:style-name="T1">уровень </text:span></text:span></text:a></text:h>
      <text:p text:style-name="P6"><text:span text:style-name="T2">В соответствии со спецификацией </text:span><text:span text:style-name="T3">RFCOMM</text:span><text:span text:style-name="T2">. Скорость 115200, контроль четности </text:span><text:span text:style-name="T3">Even</text:span><text:span text:style-name="T2">, 8 бит данных, 1 стоп-бит.</text:span></text:p>
      <text:h text:style-name="P10" text:outline-level="1"><text:a xlink:type="simple" xlink:href="https://ru.wikipedia.org/wiki/Представительский_уровень" office:target-frame-name="Представительский уровень" xlink:show="replace" text:style-name="ListLabel_20_5" text:visited-style-name="ListLabel_20_5"><text:span text:style-name="Интернет-ссылка"><text:span text:style-name="T1">Уровень </text:span></text:span></text:a>представления</text:h>
      <text:h text:style-name="P34" text:outline-level="1">Все данные обертываются в пакеты. Формат пакета:</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1</text:p>
          </table:table-cell>
          <table:table-cell table:style-name="Table1.A1" office:value-type="string">
            <text:p text:style-name="P18">2</text:p>
          </table:table-cell>
          <table:table-cell table:style-name="Table1.A1" office:value-type="string">
            <text:p text:style-name="P18">3 - (Length + 2)</text:p>
          </table:table-cell>
          <table:table-cell table:style-name="Table1.A1" office:value-type="string">
            <text:p text:style-name="P18">Length + 3</text:p>
          </table:table-cell>
        </table:table-row>
        <table:table-row table:style-name="Table1.1">
          <table:table-cell table:style-name="Table1.A1" office:value-type="string">
            <text:p text:style-name="P18">0xAB</text:p>
          </table:table-cell>
          <table:table-cell table:style-name="Table1.A1" office:value-type="string">
            <text:p text:style-name="P18">Length</text:p>
          </table:table-cell>
          <table:table-cell table:style-name="Table1.A1" office:value-type="string">
            <text:p text:style-name="P18">Data</text:p>
          </table:table-cell>
          <table:table-cell table:style-name="Table1.A1" office:value-type="string">
            <text:p text:style-name="P18">CRC</text:p>
          </table:table-cell>
        </table:table-row>
      </table:table>
      <text:p text:style-name="P7"/>
      <text:p text:style-name="P8">Допускается передать пакет без данных, с указанием длины 0 – вторая сторона обязана ответить таким же пустым пакетом – такой пакет используется для контроля связи. Пустые пакеты может отправлять любая сторона обмена.</text:p>
      <text:p text:style-name="P6"><text:span text:style-name="T3">CRC</text:span><text:span text:style-name="T2"> рассчитывается по маркеру старта, длине и данным, соответственно </text:span><text:span text:style-name="T3">CRC</text:span><text:span text:style-name="T2"> всего пакета целиком должен быть равен 0. Формат </text:span><text:span text:style-name="T3">CRC</text:span><text:span text:style-name="T2"> – </text:span><text:span text:style-name="T3">DALLAS</text:span><text:span text:style-name="T2"> </text:span><text:span text:style-name="T3">CRC</text:span><text:span text:style-name="T2">8, начальное значение 0.</text:span></text:p>
      <text:p text:style-name="P6"><text:span text:style-name="T2">Работающий </text:span><text:span text:style-name="T3">web</text:span><text:span text:style-name="T2">-калькулятор </text:span><text:span text:style-name="T3">dallas</text:span><text:span text:style-name="T2"> </text:span><text:span text:style-name="T3">crc</text:span><text:span text:style-name="T2">8 - </text:span><text:a xlink:type="simple" xlink:href="http://tomeko.net/online_tools/crc8.php?lang=en" text:style-name="ListLabel_20_8" text:visited-style-name="ListLabel_20_8"><text:span text:style-name="Интернет-ссылка"><text:span text:style-name="T3">http</text:span></text:span></text:a><text:a xlink:type="simple" xlink:href="http://tomeko.net/online_tools/crc8.php?lang=en" text:style-name="ListLabel_20_8" text:visited-style-name="ListLabel_20_8"><text:span text:style-name="Интернет-ссылка"><text:span text:style-name="T2">://</text:span></text:span></text:a><text:a xlink:type="simple" xlink:href="http://tomeko.net/online_tools/crc8.php?lang=en" text:style-name="ListLabel_20_8" text:visited-style-name="ListLabel_20_8"><text:span text:style-name="Интернет-ссылка"><text:span text:style-name="T3">tomeko</text:span></text:span></text:a><text:a xlink:type="simple" xlink:href="http://tomeko.net/online_tools/crc8.php?lang=en" text:style-name="ListLabel_20_8" text:visited-style-name="ListLabel_20_8"><text:span text:style-name="Интернет-ссылка"><text:span text:style-name="T2">.</text:span></text:span></text:a><text:a xlink:type="simple" xlink:href="http://tomeko.net/online_tools/crc8.php?lang=en" text:style-name="ListLabel_20_8" text:visited-style-name="ListLabel_20_8"><text:span text:style-name="Интернет-ссылка"><text:span text:style-name="T3">net</text:span></text:span></text:a><text:a xlink:type="simple" xlink:href="http://tomeko.net/online_tools/crc8.php?lang=en" text:style-name="ListLabel_20_8" text:visited-style-name="ListLabel_20_8"><text:span text:style-name="Интернет-ссылка"><text:span text:style-name="T2">/</text:span></text:span></text:a><text:a xlink:type="simple" xlink:href="http://tomeko.net/online_tools/crc8.php?lang=en" text:style-name="ListLabel_20_8" text:visited-style-name="ListLabel_20_8"><text:span text:style-name="Интернет-ссылка"><text:span text:style-name="T3">online</text:span></text:span></text:a><text:a xlink:type="simple" xlink:href="http://tomeko.net/online_tools/crc8.php?lang=en" text:style-name="ListLabel_20_8" text:visited-style-name="ListLabel_20_8"><text:span text:style-name="Интернет-ссылка"><text:span text:style-name="T2">_</text:span></text:span></text:a><text:a xlink:type="simple" xlink:href="http://tomeko.net/online_tools/crc8.php?lang=en" text:style-name="ListLabel_20_8" text:visited-style-name="ListLabel_20_8"><text:span text:style-name="Интернет-ссылка"><text:span text:style-name="T3">tools</text:span></text:span></text:a><text:a xlink:type="simple" xlink:href="http://tomeko.net/online_tools/crc8.php?lang=en" text:style-name="ListLabel_20_8" text:visited-style-name="ListLabel_20_8"><text:span text:style-name="Интернет-ссылка"><text:span text:style-name="T2">/</text:span></text:span></text:a><text:a xlink:type="simple" xlink:href="http://tomeko.net/online_tools/crc8.php?lang=en" text:style-name="ListLabel_20_8" text:visited-style-name="ListLabel_20_8"><text:span text:style-name="Интернет-ссылка"><text:span text:style-name="T3">crc</text:span></text:span></text:a><text:a xlink:type="simple" xlink:href="http://tomeko.net/online_tools/crc8.php?lang=en" text:style-name="ListLabel_20_8" text:visited-style-name="ListLabel_20_8"><text:span text:style-name="Интернет-ссылка"><text:span text:style-name="T2">8.</text:span></text:span></text:a><text:a xlink:type="simple" xlink:href="http://tomeko.net/online_tools/crc8.php?lang=en" text:style-name="ListLabel_20_8" text:visited-style-name="ListLabel_20_8"><text:span text:style-name="Интернет-ссылка"><text:span text:style-name="T3">php</text:span></text:span></text:a><text:a xlink:type="simple" xlink:href="http://tomeko.net/online_tools/crc8.php?lang=en" text:style-name="ListLabel_20_8" text:visited-style-name="ListLabel_20_8"><text:span text:style-name="Интернет-ссылка"><text:span text:style-name="T2">?</text:span></text:span></text:a><text:a xlink:type="simple" xlink:href="http://tomeko.net/online_tools/crc8.php?lang=en" text:style-name="ListLabel_20_8" text:visited-style-name="ListLabel_20_8"><text:span text:style-name="Интернет-ссылка"><text:span text:style-name="T3">lang</text:span></text:span></text:a><text:a xlink:type="simple" xlink:href="http://tomeko.net/online_tools/crc8.php?lang=en" text:style-name="ListLabel_20_8" text:visited-style-name="ListLabel_20_8"><text:span text:style-name="Интернет-ссылка"><text:span text:style-name="T2">=</text:span></text:span></text:a><text:a xlink:type="simple" xlink:href="http://tomeko.net/online_tools/crc8.php?lang=en" text:style-name="ListLabel_20_8" text:visited-style-name="ListLabel_20_8"><text:span text:style-name="Интернет-ссылка"><text:span text:style-name="T3">en</text:span></text:span></text:a></text:p>
      <text:h text:style-name="P10" text:outline-level="1"><text:a xlink:type="simple" xlink:href="https://ru.wikipedia.org/wiki/Прикладной_уровень" office:target-frame-name="Прикладной уровень" xlink:show="replace" text:style-name="ListLabel_20_5" text:visited-style-name="ListLabel_20_5"><text:span text:style-name="Интернет-ссылка"><text:span text:style-name="T1">Прикладной</text:span></text:span></text:a><text:a xlink:type="simple" xlink:href="https://ru.wikipedia.org/wiki/Прикладной_уровень" office:target-frame-name="Прикладной уровень" xlink:show="replace" text:style-name="ListLabel_20_5" text:visited-style-name="ListLabel_20_5"><text:span text:style-name="Интернет-ссылка"> </text:span></text:a><text:a xlink:type="simple" xlink:href="https://ru.wikipedia.org/wiki/Прикладной_уровень" office:target-frame-name="Прикладной уровень" xlink:show="replace" text:style-name="ListLabel_20_5" text:visited-style-name="ListLabel_20_5"><text:span text:style-name="Интернет-ссылка"><text:span text:style-name="T1">уровень </text:span></text:span></text:a></text:h>
      <text:p text:style-name="P6"><text:span text:style-name="T2">Сервер может иметь несколько клиентов, подключенных по разным интерфейсам (передняя панель, </text:span><text:span text:style-name="T3">wifi</text:span><text:span text:style-name="T2"> контроллер, </text:span><text:span text:style-name="T3">BT</text:span><text:span text:style-name="T2">, </text:span><text:span text:style-name="T3">IrDA</text:span><text:span text:style-name="T2">). Обмен сообщениями, инициатором которых является клиент (команды), идет индивидуально для каждого клиента. Сообщения, инициатором которых является сервер (события, ошибки, сообщения), рассылаются всем клиентам. Если они требуют подтверждения, оно ожидается от всех клиентов.<text:tab/></text:span></text:p>
      <text:h text:style-name="P32" text:outline-level="2"><text:soft-page-break/>Команды</text:h>
      <text:p text:style-name="P20">Команды отправляются клиентом. На каждую из них отправляется ответ</text:p>
      <text:list xml:id="list2985871215" text:style-name="WWNum1">
        <text:list-item>
          <text:h text:style-name="P16" text:outline-level="3">Запуск программы</text:h>
        </text:list-item>
      </text:list>
      <text:p text:style-name="Standard">Запрос</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1</text:p>
          </table:table-cell>
          <table:table-cell table:style-name="Table2.A1" office:value-type="string">
            <text:p text:style-name="P23">2</text:p>
          </table:table-cell>
          <table:table-cell table:style-name="Table2.A1" office:value-type="string">
            <text:p text:style-name="P23">3 - N</text:p>
          </table:table-cell>
        </table:table-row>
        <table:table-row table:style-name="Table2.1">
          <table:table-cell table:style-name="Table2.A1" office:value-type="string">
            <text:p text:style-name="P25">0x01</text:p>
          </table:table-cell>
          <table:table-cell table:style-name="Table2.A1" office:value-type="string">
            <text:p text:style-name="P23">№ программы</text:p>
          </table:table-cell>
          <table:table-cell table:style-name="Table2.A1" office:value-type="string">
            <text:p text:style-name="P23">Параметры программы</text:p>
          </table:table-cell>
        </table:table-row>
      </table:table>
      <text:p text:style-name="P1"/>
      <text:p text:style-name="Standard">Ответ</text:p>
      <table:table table:name="Table3" table:style-name="Table3">
        <table:table-column table:style-name="Table3.A"/>
        <table:table-row table:style-name="Table3.1">
          <table:table-cell table:style-name="Table3.A1" office:value-type="string">
            <text:p text:style-name="P23">1</text:p>
          </table:table-cell>
        </table:table-row>
        <table:table-row table:style-name="Table3.2">
          <table:table-cell table:style-name="Table3.A1" office:value-type="string">
            <text:p text:style-name="P11"><text:span text:style-name="T9">0x01 | </text:span><text:span text:style-name="T8">признак ошибки</text:span></text:p>
          </table:table-cell>
        </table:table-row>
      </table:table>
      <text:p text:style-name="Standard"/>
      <text:p text:style-name="Standard">Признаки ошибок:</text:p>
      <table:table table:name="Table4" table:style-name="Table4">
        <table:table-column table:style-name="Table4.A"/>
        <table:table-column table:style-name="Table4.B"/>
        <table:table-row table:style-name="Table4.1">
          <table:table-cell table:style-name="Table4.A1" office:value-type="string">
            <text:p text:style-name="P22">0x00</text:p>
          </table:table-cell>
          <table:table-cell table:style-name="Table4.A1" office:value-type="string">
            <text:p text:style-name="P22">Нет ошибки</text:p>
          </table:table-cell>
        </table:table-row>
        <table:table-row table:style-name="Table4.1">
          <table:table-cell table:style-name="Table4.A1" office:value-type="string">
            <text:p text:style-name="P22">0x40</text:p>
          </table:table-cell>
          <table:table-cell table:style-name="Table4.A1" office:value-type="string">
            <text:p text:style-name="P22">Неподдерживаемая команда</text:p>
          </table:table-cell>
        </table:table-row>
        <table:table-row table:style-name="Table4.1">
          <table:table-cell table:style-name="Table4.A1" office:value-type="string">
            <text:p text:style-name="P22">0x80</text:p>
          </table:table-cell>
          <table:table-cell table:style-name="Table4.A1" office:value-type="string">
            <text:p text:style-name="P22">Неправильные аргументы</text:p>
          </table:table-cell>
        </table:table-row>
        <table:table-row table:style-name="Table4.1">
          <table:table-cell table:style-name="Table4.A1" office:value-type="string">
            <text:p text:style-name="P22">0xC0</text:p>
          </table:table-cell>
          <table:table-cell table:style-name="Table4.A1" office:value-type="string">
            <text:p text:style-name="P22">Устройство не готово</text:p>
          </table:table-cell>
        </table:table-row>
      </table:table>
      <text:p text:style-name="Standard"/>
      <text:p text:style-name="Standard">Список программ в приложении А.</text:p>
      <text:p text:style-name="P2"><text:span text:style-name="T5">Пример</text:span><text:span text:style-name="T4"> </text:span><text:span text:style-name="T5">полного пакета: </text:span></text:p>
      <text:p text:style-name="P2"><text:span text:style-name="T3">Запрос:</text:span><text:span text:style-name="T2"> </text:span><text:span text:style-name="T12">ab 02 01 01 e8</text:span></text:p>
      <text:p text:style-name="P2"><text:span text:style-name="T2">Ответ:</text:span><text:span text:style-name="T8"> </text:span><text:span text:style-name="T13">ab 01 01 ad</text:span></text:p>
      <text:list xml:id="list175940599801583" text:continue-numbering="true" text:style-name="WWNum1">
        <text:list-item>
          <text:h text:style-name="P17" text:outline-level="3">Прерывание программы</text:h>
        </text:list-item>
      </text:list>
      <table:table table:name="Table5" table:style-name="Table5">
        <table:table-column table:style-name="Table5.A"/>
        <table:table-column table:style-name="Table5.B"/>
        <table:table-row table:style-name="Table5.1">
          <table:table-cell table:style-name="Table5.A1" office:value-type="string">
            <text:p text:style-name="P23">Запрос</text:p>
          </table:table-cell>
          <table:table-cell table:style-name="Table5.A1" office:value-type="string">
            <text:p text:style-name="P23">Ответ</text:p>
          </table:table-cell>
        </table:table-row>
        <table:table-row table:style-name="Table5.1">
          <table:table-cell table:style-name="Table5.A1" office:value-type="string">
            <text:p text:style-name="P11"><text:span text:style-name="T8">0x</text:span><text:span text:style-name="T9">0</text:span><text:span text:style-name="T8">2</text:span></text:p>
          </table:table-cell>
          <table:table-cell table:style-name="Table5.A1" office:value-type="string">
            <text:p text:style-name="P11"><text:span text:style-name="T8">0x</text:span><text:span text:style-name="T9">0</text:span><text:bookmark text:name="_GoBack"/><text:span text:style-name="T8">2</text:span></text:p>
          </table:table-cell>
        </table:table-row>
      </table:table>
      <text:p text:style-name="P3"/>
      <text:p text:style-name="P2"><text:span text:style-name="T5">Пример</text:span><text:span text:style-name="T4"> </text:span><text:span text:style-name="T5">полного пакета: </text:span></text:p>
      <text:p text:style-name="P2"><text:span text:style-name="T3">Запрос:</text:span><text:span text:style-name="T2"> </text:span><text:span text:style-name="T12">ab 01 02 4f</text:span></text:p>
      <text:p text:style-name="P2"><text:span text:style-name="T2">Ответ:</text:span><text:span text:style-name="T8"> </text:span><text:span text:style-name="T13">ab 01 02 4f</text:span></text:p>
      <text:p text:style-name="Standard"/>
      <text:list xml:id="list175941528972899" text:continue-numbering="true" text:style-name="WWNum1">
        <text:list-item>
          <text:h text:style-name="P17" text:outline-level="3">Переход в режим программирования</text:h>
        </text:list-item>
      </text:list>
      <table:table table:name="Table6" table:style-name="Table6">
        <table:table-column table:style-name="Table6.A"/>
        <table:table-column table:style-name="Table6.B"/>
        <table:table-row table:style-name="Table6.1">
          <table:table-cell table:style-name="Table6.A1" office:value-type="string">
            <text:p text:style-name="P28">Запрос</text:p>
          </table:table-cell>
          <table:table-cell table:style-name="Table6.A1" office:value-type="string">
            <text:p text:style-name="P28">Ответ</text:p>
          </table:table-cell>
        </table:table-row>
        <table:table-row table:style-name="Table6.1">
          <table:table-cell table:style-name="Table6.A1" office:value-type="string">
            <text:p text:style-name="P13"><text:span text:style-name="T8">0x</text:span><text:span text:style-name="T9">0</text:span><text:span text:style-name="T8">A</text:span></text:p>
          </table:table-cell>
          <table:table-cell table:style-name="Table6.A1" office:value-type="string">
            <text:p text:style-name="P13"><text:span text:style-name="T8">0x</text:span><text:span text:style-name="T9">0</text:span><text:span text:style-name="T8">A</text:span></text:p>
          </table:table-cell>
        </table:table-row>
      </table:table>
      <text:p text:style-name="P3"/>
      <text:p text:style-name="P2"><text:span text:style-name="T5">Пример</text:span><text:span text:style-name="T4"> </text:span><text:span text:style-name="T5">полного пакета: </text:span></text:p>
      <text:p text:style-name="P2"><text:soft-page-break/><text:span text:style-name="T3">Запрос:</text:span><text:span text:style-name="T2"> </text:span><text:span text:style-name="T12">ab 01 0a 8d</text:span></text:p>
      <text:p text:style-name="P2"><text:span text:style-name="T2">Ответ:</text:span><text:span text:style-name="T8"> </text:span><text:span text:style-name="T13">ab 01 0a 8d</text:span></text:p>
      <text:p text:style-name="P15"><text:span text:style-name="T3"><text:tab/></text:span><text:span text:style-name="T2">Получение ответа не означает, что устройство в режиме программирования – это означает соответствующее событие.</text:span></text:p>
      <text:h text:style-name="P31" text:outline-level="2">События</text:h>
      <text:p text:style-name="P8">События отправляются сервером при возникновении какого-либо изменения состояния. Ответ на них не требуется.</text:p>
      <text:p text:style-name="P8">Формат:</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9">1</text:p>
          </table:table-cell>
          <table:table-cell table:style-name="Table7.A1" office:value-type="string">
            <text:p text:style-name="P29">2</text:p>
          </table:table-cell>
          <table:table-cell table:style-name="Table7.A1" office:value-type="string">
            <text:p text:style-name="P29">3 - N</text:p>
          </table:table-cell>
        </table:table-row>
        <table:table-row table:style-name="Table7.1">
          <table:table-cell table:style-name="Table7.A1" office:value-type="string">
            <text:p text:style-name="P24">0x5E</text:p>
          </table:table-cell>
          <table:table-cell table:style-name="Table7.A1" office:value-type="string">
            <text:p text:style-name="P24">Code (1 байт)</text:p>
          </table:table-cell>
          <table:table-cell table:style-name="Table7.A1" office:value-type="string">
            <text:p text:style-name="P29">Args (0 – 253 байт)</text:p>
          </table:table-cell>
        </table:table-row>
      </table:table>
      <text:p text:style-name="P4"/>
      <text:p text:style-name="P2"><text:span text:style-name="T5">Пример</text:span><text:span text:style-name="T4"> </text:span><text:span text:style-name="T5">полного пакета: </text:span></text:p>
      <text:p text:style-name="P6"><text:span text:style-name="T2">Ответ:</text:span><text:span text:style-name="T8"> </text:span><text:span text:style-name="T13">ab 02 5e 8a 2b</text:span></text:p>
      <text:p text:style-name="P8">Коды событий:</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3">Код</text:p>
          </table:table-cell>
          <table:table-cell table:style-name="Table8.A1" office:value-type="string">
            <text:p text:style-name="P23">Тип</text:p>
          </table:table-cell>
          <table:table-cell table:style-name="Table8.A1" table:number-columns-spanned="2" office:value-type="string">
            <text:p text:style-name="P23">Аргумент</text:p>
          </table:table-cell>
          <table:covered-table-cell/>
        </table:table-row>
        <table:table-row table:style-name="Table8.2">
          <table:table-cell table:style-name="Table8.A1" office:value-type="string">
            <text:p text:style-name="P23">0x1</text:p>
          </table:table-cell>
          <table:table-cell table:style-name="Table8.A1" office:value-type="string">
            <text:p text:style-name="P23">Включение (подачей питания)</text:p>
          </table:table-cell>
          <table:table-cell table:style-name="Table8.A1" table:number-columns-spanned="2" office:value-type="string">
            <text:p text:style-name="P23"> -</text:p>
          </table:table-cell>
          <table:covered-table-cell/>
        </table:table-row>
        <table:table-row table:style-name="Table8.1">
          <table:table-cell table:style-name="Table8.A3" table:number-rows-spanned="2" office:value-type="string">
            <text:p text:style-name="P23">0x10</text:p>
          </table:table-cell>
          <table:table-cell table:style-name="Table8.A3" table:number-rows-spanned="2" office:value-type="string">
            <text:p text:style-name="P23">Запуск программы</text:p>
          </table:table-cell>
          <table:table-cell table:style-name="Table8.A1" office:value-type="string">
            <text:p text:style-name="P23">1</text:p>
          </table:table-cell>
          <table:table-cell table:style-name="Table8.A1" office:value-type="string">
            <text:p text:style-name="P23"> </text:p>
          </table:table-cell>
        </table:table-row>
        <table:table-row table:style-name="Table8.4">
          <table:covered-table-cell/>
          <table:covered-table-cell/>
          <table:table-cell table:style-name="Table8.A1" office:value-type="string">
            <text:p text:style-name="P23">Номер программы</text:p>
          </table:table-cell>
          <table:table-cell table:style-name="Table8.A1" office:value-type="string">
            <text:p text:style-name="P23"> </text:p>
          </table:table-cell>
        </table:table-row>
        <table:table-row table:style-name="Table8.1">
          <table:table-cell table:style-name="Table8.A5" table:number-rows-spanned="2" office:value-type="string">
            <text:p text:style-name="P23">0x11</text:p>
          </table:table-cell>
          <table:table-cell table:style-name="Table8.A5" table:number-rows-spanned="2" office:value-type="string">
            <text:p text:style-name="P23">Окончание программы</text:p>
          </table:table-cell>
          <table:table-cell table:style-name="Table8.A1" office:value-type="string">
            <text:p text:style-name="P23">1</text:p>
          </table:table-cell>
          <table:table-cell table:style-name="Table8.A1" office:value-type="string">
            <text:p text:style-name="P23"> </text:p>
          </table:table-cell>
        </table:table-row>
        <table:table-row table:style-name="Table8.4">
          <table:covered-table-cell/>
          <table:covered-table-cell/>
          <table:table-cell table:style-name="Table8.A1" office:value-type="string">
            <text:p text:style-name="P23">Номер программы</text:p>
          </table:table-cell>
          <table:table-cell table:style-name="Table8.A1" office:value-type="string">
            <text:p text:style-name="P23"> </text:p>
          </table:table-cell>
        </table:table-row>
        <table:table-row table:style-name="Table8.7">
          <table:table-cell table:style-name="Table8.A5" table:number-rows-spanned="2" office:value-type="string">
            <text:p text:style-name="P23">0x12</text:p>
          </table:table-cell>
          <table:table-cell table:style-name="Table8.A5" table:number-rows-spanned="2" office:value-type="string">
            <text:p text:style-name="P23">Прерывание программы </text:p>
          </table:table-cell>
          <table:table-cell table:style-name="Table8.A1" office:value-type="string">
            <text:p text:style-name="P23">1</text:p>
          </table:table-cell>
          <table:table-cell table:style-name="Table8.A1" office:value-type="string">
            <text:p text:style-name="P23"> </text:p>
          </table:table-cell>
        </table:table-row>
        <table:table-row table:style-name="Table8.8">
          <table:covered-table-cell/>
          <table:covered-table-cell/>
          <table:table-cell table:style-name="Table8.A1" office:value-type="string">
            <text:p text:style-name="P23">Номер программы</text:p>
          </table:table-cell>
          <table:table-cell table:style-name="Table8.A1" office:value-type="string">
            <text:p text:style-name="P23"> </text:p>
          </table:table-cell>
        </table:table-row>
        <table:table-row table:style-name="Table8.1">
          <table:table-cell table:style-name="Table8.A1" office:value-type="string">
            <text:p text:style-name="P23">0x8A</text:p>
          </table:table-cell>
          <table:table-cell table:style-name="Table8.A1" office:value-type="string">
            <text:p text:style-name="P23">Переход в режим программирования</text:p>
          </table:table-cell>
          <table:table-cell table:style-name="Table8.A1" table:number-columns-spanned="2" office:value-type="string">
            <text:p text:style-name="P23"> -</text:p>
          </table:table-cell>
          <table:covered-table-cell/>
        </table:table-row>
      </table:table>
      <text:p text:style-name="P8"/>
      <text:p text:style-name="P8"/>
      <text:p text:style-name="P8"/>
      <text:h text:style-name="P31" text:outline-level="2">Ошибки</text:h>
      <text:p text:style-name="P8">Ошибки отправляются сервером при возникновении, также есть возможность командой запросить весь список текущих ошибок.</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9">1</text:p>
          </table:table-cell>
          <table:table-cell table:style-name="Table9.A1" office:value-type="string">
            <text:p text:style-name="P29">2</text:p>
          </table:table-cell>
          <table:table-cell table:style-name="Table9.A1" office:value-type="string">
            <text:p text:style-name="P29">3 - N</text:p>
          </table:table-cell>
        </table:table-row>
        <text:soft-page-break/>
        <table:table-row table:style-name="Table9.1">
          <table:table-cell table:style-name="Table9.A1" office:value-type="string">
            <text:p text:style-name="P12"><text:span text:style-name="T8">0x5</text:span><text:span text:style-name="T9">B</text:span></text:p>
          </table:table-cell>
          <table:table-cell table:style-name="Table9.A1" office:value-type="string">
            <text:p text:style-name="P24">Code (1 байт)</text:p>
          </table:table-cell>
          <table:table-cell table:style-name="Table9.A1" office:value-type="string">
            <text:p text:style-name="P29">Args (1 – 253 байт)</text:p>
          </table:table-cell>
        </table:table-row>
      </table:table>
      <text:p text:style-name="P4"/>
      <text:p text:style-name="P2"><text:span text:style-name="T5">Пример</text:span><text:span text:style-name="T4"> </text:span><text:span text:style-name="T5">полного пакета: </text:span></text:p>
      <text:p text:style-name="P6"><text:span text:style-name="T2">Ответ:</text:span><text:span text:style-name="T8"> </text:span><text:span text:style-name="T13">ab 02 5b 23 e7</text:span></text:p>
      <text:p text:style-name="Standard">Список кодов ошибок в приложении Б.</text:p>
      <text:p text:style-name="P5"/>
      <text:h text:style-name="P31" text:outline-level="2">Сообщения</text:h>
      <text:p text:style-name="P6"><text:span text:style-name="T2">Отправляются сервером. Представляют из себя текст в кодировке </text:span><text:span text:style-name="T3">ASCII</text:span><text:span text:style-name="T2"> и являются по сути отладочной информацией. Максимальная длина 253 символа.</text:span></text:p>
      <text:p text:style-name="P8">Формат:</text:p>
      <table:table table:name="Table10" table:style-name="Table10">
        <table:table-column table:style-name="Table10.A"/>
        <table:table-column table:style-name="Table10.B"/>
        <table:table-row table:style-name="Table10.1">
          <table:table-cell table:style-name="Table10.A1" office:value-type="string">
            <text:p text:style-name="P23">0x58</text:p>
          </table:table-cell>
          <table:table-cell table:style-name="Table10.A1" office:value-type="string">
            <text:p text:style-name="P11"><text:span text:style-name="T8">Сообщение (1 -25</text:span><text:span text:style-name="T9">4</text:span><text:span text:style-name="T8"> байт)</text:span></text:p>
          </table:table-cell>
        </table:table-row>
      </table:table>
      <text:p text:style-name="P4"/>
      <text:p text:style-name="P2"><text:span text:style-name="T5">Пример</text:span><text:span text:style-name="T4"> </text:span><text:span text:style-name="T5">полного пакета: </text:span></text:p>
      <text:p text:style-name="P6"><text:span text:style-name="T2">Ответ:</text:span><text:span text:style-name="T8"> </text:span><text:span text:style-name="T13">ab 0b 58 44 6f 6f</text:span><text:span text:style-name="T14"> </text:span><text:span text:style-name="T15">72 20 74 65 73 74 0a e3</text:span></text:p>
      <text:p text:style-name="P9"/>
      <text:p text:style-name="P21">Приложение А - Программы</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23">Номер</text:p>
          </table:table-cell>
          <table:table-cell table:style-name="Table11.A1" office:value-type="string">
            <text:p text:style-name="P23">Название</text:p>
          </table:table-cell>
          <table:table-cell table:style-name="Table11.A1" office:value-type="string">
            <text:p text:style-name="P23">Описание</text:p>
          </table:table-cell>
          <table:table-cell table:style-name="Table11.A1" office:value-type="string">
            <text:p text:style-name="P23">Длительность по умолчанию, мин.</text:p>
          </table:table-cell>
          <table:table-cell table:style-name="Table11.A1" office:value-type="string">
            <text:p text:style-name="P23">Параметры</text:p>
          </table:table-cell>
        </table:table-row>
        <table:table-row table:style-name="Table11.2">
          <table:table-cell table:style-name="Table11.A1" office:value-type="string">
            <text:p text:style-name="P23">1</text:p>
          </table:table-cell>
          <table:table-cell table:style-name="Table11.A1" office:value-type="string">
            <text:p text:style-name="P23">Стирка </text:p>
          </table:table-cell>
          <table:table-cell table:style-name="Table11.A1" office:value-type="string">
            <text:p text:style-name="P23"> </text:p>
          </table:table-cell>
          <table:table-cell table:style-name="Table11.A1" office:value-type="string">
            <text:p text:style-name="P23"> 60</text:p>
          </table:table-cell>
          <table:table-cell table:style-name="Table11.A1" office:value-type="string">
            <text:p text:style-name="P23"> </text:p>
          </table:table-cell>
        </table:table-row>
        <table:table-row table:style-name="Table11.2">
          <table:table-cell table:style-name="Table11.A1" office:value-type="string">
            <text:p text:style-name="P23">2</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2">
          <table:table-cell table:style-name="Table11.A1" office:value-type="string">
            <text:p text:style-name="P23">3</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2">
          <table:table-cell table:style-name="Table11.A1" office:value-type="string">
            <text:p text:style-name="P23">4</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2">
          <table:table-cell table:style-name="Table11.A1" office:value-type="string">
            <text:p text:style-name="P23">5</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2">
          <table:table-cell table:style-name="Table11.A1" office:value-type="string">
            <text:p text:style-name="P23">6</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2">
          <table:table-cell table:style-name="Table11.A1" office:value-type="string">
            <text:p text:style-name="P23">7</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2">
          <table:table-cell table:style-name="Table11.A1" office:value-type="string">
            <text:p text:style-name="P23">8</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2">
          <table:table-cell table:style-name="Table11.A1" office:value-type="string">
            <text:p text:style-name="P23">9</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2">
          <table:table-cell table:style-name="Table11.A1" office:value-type="string">
            <text:p text:style-name="P23">10</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2">
          <table:table-cell table:style-name="Table11.A1" office:value-type="string">
            <text:p text:style-name="P23">11</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2">
          <table:table-cell table:style-name="Table11.A1" office:value-type="string">
            <text:p text:style-name="P23">12</text:p>
          </table:table-cell>
          <table:table-cell table:style-name="Table11.A1" office:value-type="string">
            <text:p text:style-name="P23">Полоскание </text:p>
          </table:table-cell>
          <table:table-cell table:style-name="Table11.A1" office:value-type="string">
            <text:p text:style-name="P23">Полоскание и отжим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2">
          <table:table-cell table:style-name="Table11.A1" office:value-type="string">
            <text:p text:style-name="P23">13</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2">
          <table:table-cell table:style-name="Table11.A1" office:value-type="string">
            <text:p text:style-name="P23">14</text:p>
          </table:table-cell>
          <table:table-cell table:style-name="Table11.A1" office:value-type="string">
            <text:p text:style-name="P23">Отжим </text:p>
          </table:table-cell>
          <table:table-cell table:style-name="Table11.A1" office:value-type="string">
            <text:p text:style-name="P23"> Отжим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2">
          <table:table-cell table:style-name="Table11.A1" office:value-type="string">
            <text:p text:style-name="P23">15</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cell table:style-name="Table11.A1" office:value-type="string">
            <text:p text:style-name="P23"> </text:p>
          </table:table-cell>
        </table:table-row>
        <table:table-row table:style-name="Table11.17">
          <table:table-cell table:style-name="Table11.A1" office:value-type="string">
            <text:p text:style-name="P23">16</text:p>
          </table:table-cell>
          <table:table-cell table:style-name="Table11.A1" office:value-type="string">
            <text:p text:style-name="P23">Слив</text:p>
          </table:table-cell>
          <table:table-cell table:style-name="Table11.A1" office:value-type="string">
            <text:p text:style-name="P23">Если предыдущая программа завершилась без слива воды. После слива разлочивает дверь</text:p>
          </table:table-cell>
          <table:table-cell table:style-name="Table11.A1" office:value-type="string">
            <text:p text:style-name="P23"> </text:p>
          </table:table-cell>
          <table:table-cell table:style-name="Table11.A1" office:value-type="string">
            <text:p text:style-name="P23">-</text:p>
          </table:table-cell>
        </table:table-row>
        <table:table-row table:style-name="Table11.17">
          <table:table-cell table:style-name="Table11.A1" office:value-type="string">
            <text:p text:style-name="P26">17</text:p>
          </table:table-cell>
          <table:table-cell table:style-name="Table11.A1" office:value-type="string">
            <text:p text:style-name="P11"/>
          </table:table-cell>
          <table:table-cell table:style-name="Table11.A1" office:value-type="string">
            <text:p text:style-name="P27">Слив с открытыми клапанами</text:p>
          </table:table-cell>
          <table:table-cell table:style-name="Table11.A1" office:value-type="string">
            <text:p text:style-name="P11"/>
          </table:table-cell>
          <table:table-cell table:style-name="Table11.A1" office:value-type="string">
            <text:p text:style-name="P11"/>
          </table:table-cell>
        </table:table-row>
        <table:table-row table:style-name="Table11.17">
          <table:table-cell table:style-name="Table11.A1" office:value-type="string">
            <text:p text:style-name="P25">0</text:p>
          </table:table-cell>
          <table:table-cell table:style-name="Table11.A1" office:value-type="string">
            <text:p text:style-name="P23">Тест</text:p>
          </table:table-cell>
          <table:table-cell table:style-name="Table11.A1" office:value-type="string">
            <text:p text:style-name="P23">Проверка всех узлов. Запускается автоматически при включении, если данные в EEPROM битые</text:p>
          </table:table-cell>
          <table:table-cell table:style-name="Table11.A1" office:value-type="string">
            <text:p text:style-name="P23">Зависит от неисправностей</text:p>
          </table:table-cell>
          <table:table-cell table:style-name="Table11.A1" office:value-type="string">
            <text:p text:style-name="P23">-</text:p>
          </table:table-cell>
        </table:table-row>
        <table:table-row table:style-name="Table11.2">
          <table:table-cell table:style-name="Table11.A20" table:number-rows-spanned="2" office:value-type="string">
            <text:p text:style-name="P23">19</text:p>
          </table:table-cell>
          <table:table-cell table:style-name="Table11.A20" table:number-rows-spanned="2" office:value-type="string">
            <text:p text:style-name="P23">Притирка щеток</text:p>
          </table:table-cell>
          <table:table-cell table:style-name="Table11.A20" table:number-rows-spanned="2" office:value-type="string">
            <text:p text:style-name="P23">Притирка щеток после их замены</text:p>
          </table:table-cell>
          <table:table-cell table:style-name="Table11.A20" table:number-rows-spanned="2" office:value-type="string">
            <text:p text:style-name="P23">60</text:p>
          </table:table-cell>
          <table:table-cell table:style-name="Table11.A1" office:value-type="string">
            <text:p text:style-name="P23">1</text:p>
          </table:table-cell>
        </table:table-row>
        <table:table-row table:style-name="Table11.21">
          <table:covered-table-cell/>
          <table:covered-table-cell/>
          <table:covered-table-cell/>
          <table:covered-table-cell/>
          <table:table-cell table:style-name="Table11.A1" office:value-type="string">
            <text:p text:style-name="P23">Длительность (мин.)</text:p>
          </table:table-cell>
        </table:table-row>
      </table:table>
      <text:p text:style-name="P8"/>
      <text:p text:style-name="P30">Приложение Б –<text:span text:style-name="T11"> </text:span>Коды ошибок</text:p>
      <text:p text:style-name="P14"><text:span text:style-name="T16">NOERROR</text:span><text:span text:style-name="T10"> = 0x0,<text:tab/><text:tab/><text:tab/><text:tab/><text:tab/></text:span><text:span text:style-name="T17">// </text:span><text:span text:style-name="T18">нет</text:span><text:span text:style-name="T17"> </text:span><text:span text:style-name="T18">ошибки</text:span></text:p>
      <text:p text:style-name="P14"><text:span text:style-name="T16">CRYSTAL</text:span><text:span text:style-name="T10"> = <text:s/>0x1,<text:tab/><text:tab/><text:tab/><text:tab/></text:span><text:span text:style-name="T17">// </text:span><text:span text:style-name="T18">не</text:span><text:span text:style-name="T17"> </text:span><text:span text:style-name="T18">удалось</text:span><text:span text:style-name="T17"> </text:span><text:span text:style-name="T18">запустить</text:span><text:span text:style-name="T17"> </text:span><text:span text:style-name="T18">кварцевый</text:span><text:span text:style-name="T17"> </text:span><text:span text:style-name="T18">резонатор</text:span></text:p>
      <text:p text:style-name="P14"><text:span text:style-name="T16">PLL</text:span><text:span text:style-name="T10"> = <text:s/>0x2,<text:tab/><text:tab/><text:tab/><text:tab/><text:tab/></text:span><text:span text:style-name="T17">// </text:span><text:span text:style-name="T18">не</text:span><text:span text:style-name="T17"> </text:span><text:span text:style-name="T18">удалось</text:span><text:span text:style-name="T17"> </text:span><text:span text:style-name="T18">запустить</text:span><text:span text:style-name="T17"> PLL</text:span></text:p>
      <text:p text:style-name="P14"><text:span text:style-name="T16">SW_PLL</text:span><text:span text:style-name="T10"> = <text:s/>0x3,<text:tab/><text:tab/><text:tab/><text:tab/><text:tab/></text:span><text:span text:style-name="T17">// </text:span><text:span text:style-name="T18">не</text:span><text:span text:style-name="T17"> </text:span><text:span text:style-name="T18">удалось</text:span><text:span text:style-name="T17"> </text:span><text:span text:style-name="T18">переключиться</text:span><text:span text:style-name="T17"> </text:span><text:span text:style-name="T18">на</text:span><text:span text:style-name="T17"> PLL</text:span></text:p>
      <text:p text:style-name="P14"><text:span text:style-name="T16">LSI</text:span><text:span text:style-name="T10"> = <text:s/>0x4,<text:tab/><text:tab/><text:tab/><text:tab/><text:tab/></text:span><text:span text:style-name="T17">// </text:span><text:span text:style-name="T18">не</text:span><text:span text:style-name="T17"> </text:span><text:span text:style-name="T18">удалось</text:span><text:span text:style-name="T17"> </text:span><text:span text:style-name="T18">запустить</text:span><text:span text:style-name="T17"> LSI</text:span></text:p>
      <text:p text:style-name="P14"><text:span text:style-name="T16">HardFault</text:span><text:span text:style-name="T10"> = <text:s/>0x5,<text:tab/><text:tab/><text:tab/><text:tab/></text:span><text:span text:style-name="T17">// </text:span><text:span text:style-name="T18">критическая</text:span><text:span text:style-name="T17"> </text:span><text:span text:style-name="T18">ошибка</text:span></text:p>
      <text:p text:style-name="P14"><text:span text:style-name="T16">MemManageFault</text:span><text:span text:style-name="T10"> = <text:s/>0x6,<text:tab/><text:tab/><text:tab/><text:tab/></text:span><text:span text:style-name="T17">// </text:span><text:span text:style-name="T18">ошибка</text:span><text:span text:style-name="T17"> </text:span><text:span text:style-name="T18">системы</text:span><text:span text:style-name="T17"> </text:span><text:span text:style-name="T18">управления</text:span><text:span text:style-name="T17"> </text:span><text:span text:style-name="T18">памятью</text:span></text:p>
      <text:p text:style-name="P14"><text:span text:style-name="T16">BusFault</text:span><text:span text:style-name="T10"> = <text:s/>0x7,<text:tab/><text:tab/><text:tab/><text:tab/></text:span><text:span text:style-name="T17">// </text:span><text:span text:style-name="T18">ошибка</text:span><text:span text:style-name="T17"> </text:span><text:span text:style-name="T18">шины</text:span></text:p>
      <text:p text:style-name="P14"><text:span text:style-name="T16">UsageFault</text:span><text:span text:style-name="T10"> = <text:s/>0x8,<text:tab/><text:tab/><text:tab/><text:tab/></text:span><text:span text:style-name="T17">// </text:span><text:span text:style-name="T18">ошибка</text:span><text:span text:style-name="T17"> </text:span><text:span text:style-name="T18">программы</text:span></text:p>
      <text:p text:style-name="P14"><text:span text:style-name="T16">WDTRESET</text:span><text:span text:style-name="T10"> = <text:s/>0x9,<text:tab/><text:tab/><text:tab/><text:tab/></text:span><text:span text:style-name="T17">// </text:span><text:span text:style-name="T18">перезагрузка</text:span><text:span text:style-name="T17"> </text:span><text:span text:style-name="T18">по</text:span><text:span text:style-name="T17"> </text:span><text:span text:style-name="T18">watchdog</text:span></text:p>
      <text:p text:style-name="P14"><text:span text:style-name="T17">//</text:span><text:span text:style-name="T18">насос</text:span></text:p>
      <text:p text:style-name="P14"><text:span text:style-name="T16">BAD_PUMP_RELAY</text:span><text:span text:style-name="T10"> = <text:s/>0x10, <text:tab/><text:tab/><text:tab/></text:span><text:span text:style-name="T17">// </text:span><text:span text:style-name="T18">залипание</text:span><text:span text:style-name="T17"> </text:span><text:span text:style-name="T18">реле</text:span><text:span text:style-name="T17"> </text:span><text:span text:style-name="T18">насоса</text:span></text:p>
      <text:p text:style-name="P14"><text:span text:style-name="T16">BAD_PUMP</text:span><text:span text:style-name="T10"> = <text:s/>0x11,<text:tab/><text:tab/><text:tab/><text:tab/></text:span><text:span text:style-name="T17">// </text:span><text:span text:style-name="T18">нет</text:span><text:span text:style-name="T17"> </text:span><text:span text:style-name="T18">фидбека</text:span><text:span text:style-name="T17"> </text:span><text:span text:style-name="T18">насоса</text:span></text:p>
      <text:p text:style-name="P14"><text:span text:style-name="T16">BAD_PUMP_TRIAK</text:span><text:span text:style-name="T10"> = <text:s/>0x12,<text:tab/><text:tab/><text:tab/></text:span><text:span text:style-name="T17">// </text:span><text:span text:style-name="T18">есть</text:span><text:span text:style-name="T17"> </text:span><text:span text:style-name="T18">фидбэк</text:span><text:span text:style-name="T17"> </text:span><text:span text:style-name="T18">при</text:span><text:span text:style-name="T17"> </text:span><text:span text:style-name="T18">включенном</text:span><text:span text:style-name="T17"> </text:span><text:span text:style-name="T18">насосе</text:span></text:p>
      <text:p text:style-name="P14"><text:span text:style-name="T16">BAD_PUMP_TRIAK2</text:span><text:span text:style-name="T10"> = <text:s/>0x13,<text:tab/><text:tab/><text:tab/></text:span><text:span text:style-name="T17">// </text:span><text:span text:style-name="T18">нет</text:span><text:span text:style-name="T17"> </text:span><text:span text:style-name="T18">фидбэка</text:span><text:span text:style-name="T17"> </text:span><text:span text:style-name="T18">при</text:span><text:span text:style-name="T17"> </text:span><text:span text:style-name="T18">выключенном</text:span><text:span text:style-name="T17"> </text:span><text:span text:style-name="T18">насосе</text:span></text:p>
      <text:p text:style-name="P14"><text:span text:style-name="T17">//</text:span><text:span text:style-name="T18">прессостат</text:span></text:p>
      <text:p text:style-name="P14"><text:span text:style-name="T16">WATERLEVEL_UP_ON</text:span><text:span text:style-name="T10"> = <text:s/>0x20,<text:tab/><text:tab/><text:tab/></text:span><text:span text:style-name="T17">// </text:span><text:span text:style-name="T18">залип</text:span><text:span text:style-name="T17"> </text:span><text:span text:style-name="T18">верхний</text:span><text:span text:style-name="T17"> </text:span><text:span text:style-name="T18">датчик</text:span><text:span text:style-name="T17"> </text:span><text:span text:style-name="T18">давления</text:span></text:p>
      <text:p text:style-name="P14"><text:span text:style-name="T16">WATERLEVEL_DOWN_ON</text:span><text:span text:style-name="T10"> = <text:s/>0x21,<text:tab/><text:tab/><text:tab/></text:span><text:span text:style-name="T17">// </text:span><text:span text:style-name="T18">залип</text:span><text:span text:style-name="T17"> </text:span><text:span text:style-name="T18">нижний</text:span><text:span text:style-name="T17"> </text:span><text:span text:style-name="T18">датчик</text:span><text:span text:style-name="T17"> </text:span><text:span text:style-name="T18">давления</text:span></text:p>
      <text:p text:style-name="P14"><text:span text:style-name="T16">WATERLEVEL_UP_OFF</text:span><text:span text:style-name="T10"> = <text:s/>0x22,<text:tab/><text:tab/><text:tab/></text:span><text:span text:style-name="T17">// </text:span><text:span text:style-name="T18">не</text:span><text:span text:style-name="T17"> </text:span><text:span text:style-name="T18">срабатывает</text:span><text:span text:style-name="T17"> </text:span><text:span text:style-name="T18">верхний</text:span><text:span text:style-name="T17"> </text:span><text:span text:style-name="T18">датчик</text:span><text:span text:style-name="T17"> </text:span><text:span text:style-name="T18">давления</text:span></text:p>
      <text:p text:style-name="P14"><text:span text:style-name="T16">WATERLEVEL_DOWN_OFF</text:span><text:span text:style-name="T10"> = <text:s/>0x23,<text:tab/><text:tab/><text:tab/></text:span><text:span text:style-name="T17">// </text:span><text:span text:style-name="T18">не</text:span><text:span text:style-name="T17"> </text:span><text:span text:style-name="T18">срабатывает</text:span><text:span text:style-name="T17"> <text:s/></text:span><text:span text:style-name="T18">нижний</text:span><text:span text:style-name="T17"> </text:span><text:span text:style-name="T18">датчик</text:span><text:span text:style-name="T17"> </text:span><text:span text:style-name="T18">давления</text:span></text:p>
      <text:p text:style-name="P14"><text:span text:style-name="T16">OVERFLOW</text:span><text:span text:style-name="T10"> = <text:s/>0x24,<text:tab/><text:tab/><text:tab/><text:tab/></text:span><text:span text:style-name="T17">// </text:span><text:span text:style-name="T18">переполнение</text:span></text:p>
      <text:p text:style-name="P14"><text:span text:style-name="T17">//</text:span><text:span text:style-name="T18">тэн</text:span></text:p>
      <text:p text:style-name="P14"><text:span text:style-name="T16">OVERHEAT</text:span><text:span text:style-name="T10"> = <text:s/>0x30,<text:tab/><text:tab/><text:tab/><text:tab/></text:span><text:span text:style-name="T17">// </text:span><text:span text:style-name="T18">температура</text:span><text:span text:style-name="T17"> </text:span><text:span text:style-name="T18">выше</text:span><text:span text:style-name="T17"> 95</text:span></text:p>
      <text:p text:style-name="P14"><text:span text:style-name="T16">NTC_NOT_PRESENT</text:span><text:span text:style-name="T10"> = <text:s/>0x31,<text:tab/><text:tab/><text:tab/></text:span><text:span text:style-name="T17">// </text:span><text:span text:style-name="T18">нет</text:span><text:span text:style-name="T17"> </text:span><text:span text:style-name="T18">сигнала</text:span><text:span text:style-name="T17"> с </text:span><text:span text:style-name="T18">датчика</text:span><text:span text:style-name="T17"> </text:span><text:span text:style-name="T18">температуры</text:span></text:p>
      <text:p text:style-name="P14"><text:span text:style-name="T16">NO_HEATER</text:span><text:span text:style-name="T10"> = <text:s/>0x32,<text:tab/><text:tab/><text:tab/><text:tab/></text:span><text:span text:style-name="T17">// </text:span><text:span text:style-name="T18">нет</text:span><text:span text:style-name="T17"> </text:span><text:span text:style-name="T18">нагрева</text:span><text:span text:style-name="T17"> </text:span><text:span text:style-name="T18">воды</text:span></text:p>
      <text:p text:style-name="P14"><text:span text:style-name="T16">BAD_HEATER_RELAY</text:span><text:span text:style-name="T10"> = <text:s/>0x33,<text:tab/><text:tab/><text:tab/></text:span><text:span text:style-name="T17">// </text:span><text:span text:style-name="T18">нет</text:span><text:span text:style-name="T17"> </text:span><text:span text:style-name="T18">фидбека</text:span><text:span text:style-name="T17"> </text:span><text:span text:style-name="T18">тэна</text:span></text:p>
      <text:p text:style-name="P14"><text:span text:style-name="T16">TRY_SET_HEAT_WITHOUT_WATER</text:span><text:span text:style-name="T10"> = <text:s/>0x34, <text:tab/><text:tab/></text:span><text:span text:style-name="T17">// </text:span><text:span text:style-name="T18">включение</text:span><text:span text:style-name="T17"> </text:span><text:span text:style-name="T18">нагрева</text:span><text:span text:style-name="T17"> </text:span><text:span text:style-name="T18">без</text:span><text:span text:style-name="T17"> </text:span><text:span text:style-name="T18">воды</text:span></text:p>
      <text:p text:style-name="P14"><text:span text:style-name="T16">SET_HEAT_OVER90</text:span><text:span text:style-name="T10"> = <text:s/>0x35, <text:tab/><text:tab/><text:tab/></text:span><text:span text:style-name="T17">// </text:span><text:span text:style-name="T18">попытка</text:span><text:span text:style-name="T17"> </text:span><text:span text:style-name="T18">выставить</text:span><text:span text:style-name="T17"> </text:span><text:span text:style-name="T18">температуру</text:span><text:span text:style-name="T17"> </text:span><text:span text:style-name="T18">выше</text:span><text:span text:style-name="T17"> 90</text:span></text:p>
      <text:p text:style-name="P14"><text:span text:style-name="T17">//</text:span><text:span text:style-name="T18">двигатель</text:span></text:p>
      <text:p text:style-name="P14"><text:span text:style-name="T16">NO_ENGINE</text:span><text:span text:style-name="T10"> = <text:s/>0x40,<text:tab/><text:tab/><text:tab/><text:tab/></text:span><text:span text:style-name="T17">// </text:span><text:span text:style-name="T18">нет</text:span><text:span text:style-name="T17"> </text:span><text:span text:style-name="T18">фидбека</text:span><text:span text:style-name="T17"> </text:span><text:span text:style-name="T18">двигателя</text:span></text:p>
      <text:p text:style-name="P14"><text:span text:style-name="T16">ENGINE_RELAYCW_STICKING</text:span><text:span text:style-name="T10"> = <text:s/>0x41,<text:tab/><text:tab/></text:span><text:span text:style-name="T17">// </text:span><text:span text:style-name="T18">залипание</text:span><text:span text:style-name="T17"> </text:span><text:span text:style-name="T18">реле</text:span><text:span text:style-name="T17"> </text:span><text:span text:style-name="T18">двигателя</text:span><text:span text:style-name="T17"> 1</text:span></text:p>
      <text:p text:style-name="P14"><text:span text:style-name="T16">ENGINE_RELAYCCW_STICKING</text:span><text:span text:style-name="T10"> = <text:s/>0x42,<text:tab/><text:tab/></text:span><text:span text:style-name="T17">// </text:span><text:span text:style-name="T18">залипание</text:span><text:span text:style-name="T17"> </text:span><text:span text:style-name="T18">реле</text:span><text:span text:style-name="T17"> </text:span><text:span text:style-name="T18">двигателя</text:span><text:span text:style-name="T17"> 2</text:span></text:p>
      <text:p text:style-name="P14"><text:span text:style-name="T16">NO_TACHO</text:span><text:span text:style-name="T10"> = <text:s/>0x43,<text:tab/><text:tab/><text:tab/><text:tab/></text:span><text:span text:style-name="T17">// </text:span><text:span text:style-name="T18">нет</text:span><text:span text:style-name="T17"> </text:span><text:span text:style-name="T18">сигнала</text:span><text:span text:style-name="T17"> с </text:span><text:span text:style-name="T18">тахометра</text:span><text:span text:style-name="T17"> </text:span><text:span text:style-name="T18">или</text:span><text:span text:style-name="T17"> </text:span><text:span text:style-name="T18">двигатель</text:span><text:span text:style-name="T17"> </text:span><text:span text:style-name="T18">не</text:span><text:span text:style-name="T17"> </text:span><text:span text:style-name="T18">раскручивается</text:span></text:p>
      <text:p text:style-name="P14"><text:span text:style-name="T17">//</text:span><text:span text:style-name="T18">дверца</text:span></text:p>
      <text:p text:style-name="P14"><text:span text:style-name="T16">NO_LOCKER</text:span><text:span text:style-name="T10"> = 0x50,<text:tab/><text:tab/><text:tab/><text:tab/></text:span><text:span text:style-name="T17">// </text:span><text:span text:style-name="T18">нет</text:span><text:span text:style-name="T17"> </text:span><text:span text:style-name="T18">сигнала</text:span><text:span text:style-name="T17"> </text:span><text:span text:style-name="T18">от</text:span><text:span text:style-name="T17"> </text:span><text:span text:style-name="T18">защелки</text:span></text:p>
      <text:p text:style-name="P14"><text:span text:style-name="T16">BAD_DOOR_TRIAK</text:span><text:span text:style-name="T10"> = 0x51,<text:tab/><text:tab/><text:tab/><text:tab/></text:span><text:span text:style-name="T17">// </text:span><text:span text:style-name="T18">нет</text:span><text:span text:style-name="T17"> </text:span><text:span text:style-name="T18">фидбэка</text:span><text:span text:style-name="T17"> </text:span><text:span text:style-name="T18">от</text:span><text:span text:style-name="T17"> </text:span><text:span text:style-name="T18">защелки</text:span></text:p>
      <text:p text:style-name="P14"><text:span text:style-name="T16">BAD_DOOR_TRIAK2</text:span><text:span text:style-name="T10"> = 0x52,<text:tab/><text:tab/><text:tab/></text:span><text:span text:style-name="T17">// </text:span><text:span text:style-name="T18">есть</text:span><text:span text:style-name="T17"> </text:span><text:span text:style-name="T18">фидбэк</text:span><text:span text:style-name="T17"> </text:span><text:span text:style-name="T18">от</text:span><text:span text:style-name="T17"> </text:span><text:span text:style-name="T18">защелки</text:span><text:span text:style-name="T17"> </text:span><text:span text:style-name="T18">при</text:span><text:span text:style-name="T17"> </text:span><text:span text:style-name="T18">отключенном</text:span><text:span text:style-name="T17"> </text:span><text:span text:style-name="T18">симисторе</text:span></text:p>
      <text:p text:style-name="P14"><text:span text:style-name="T16">TRY_OPEN_DOOR_WITH_WATER</text:span><text:span text:style-name="T10"> = 0x53,<text:tab/><text:tab/></text:span><text:span text:style-name="T17">// </text:span><text:span text:style-name="T18">попытка</text:span><text:span text:style-name="T17"> </text:span><text:span text:style-name="T18">разблокировать</text:span><text:span text:style-name="T17"> </text:span><text:span text:style-name="T18">дверцу</text:span><text:span text:style-name="T17"> </text:span><text:span text:style-name="T18">при</text:span><text:span text:style-name="T17"> </text:span><text:span text:style-name="T18">набранной</text:span><text:span text:style-name="T17"> </text:span><text:span text:style-name="T18">воде</text:span></text:p>
      <text:p text:style-name="P14"><text:span text:style-name="T16">OPEN_DOOR_WITH_WATER</text:span><text:span text:style-name="T10"> = 0x54,<text:tab/><text:tab/><text:tab/></text:span><text:span text:style-name="T17">// </text:span><text:span text:style-name="T18">разблокировка</text:span><text:span text:style-name="T17"> </text:span><text:span text:style-name="T18">дверцы</text:span><text:span text:style-name="T17"> </text:span><text:span text:style-name="T18">при</text:span><text:span text:style-name="T17"> </text:span><text:span text:style-name="T18">набранной</text:span><text:span text:style-name="T17"> </text:span><text:span text:style-name="T18">воде</text:span></text:p>
      <text:p text:style-name="P14"><text:span text:style-name="T17">//</text:span><text:span text:style-name="T18">клапаны</text:span></text:p>
      <text:p text:style-name="P14"><text:span text:style-name="T16">TRY_OPEN_WATER_WITH_OPEN_DOOR</text:span><text:span text:style-name="T10"> = 0x60,<text:tab/></text:span><text:span text:style-name="T17">// </text:span><text:span text:style-name="T18">попытка</text:span><text:span text:style-name="T17"> </text:span><text:span text:style-name="T18">набрать</text:span><text:span text:style-name="T17"> </text:span><text:span text:style-name="T18">воду</text:span><text:span text:style-name="T17"> </text:span><text:span text:style-name="T18">при</text:span><text:span text:style-name="T17"> </text:span><text:span text:style-name="T18">открытой</text:span><text:span text:style-name="T17"> </text:span><text:span text:style-name="T18">дверце</text:span></text:p>
      <text:p text:style-name="P14"><text:span text:style-name="T17">//</text:span><text:span text:style-name="T18">eeprom</text:span></text:p>
      <text:p text:style-name="P14"><text:span text:style-name="T16">EEPROM_EMPTY</text:span><text:span text:style-name="T10"> = 0x70,<text:tab/><text:tab/><text:tab/><text:tab/></text:span><text:span text:style-name="T17">// </text:span><text:span text:style-name="T18">нет</text:span><text:span text:style-name="T17"> </text:span><text:span text:style-name="T18">маркера</text:span><text:span text:style-name="T17"> </text:span><text:span text:style-name="T18">записи</text:span></text:p>
      <text:p text:style-name="P14"><text:span text:style-name="T16">EEPROM_BADCRC</text:span><text:span text:style-name="T10"> = 0x71,<text:tab/><text:tab/><text:tab/><text:tab/></text:span><text:span text:style-name="T17">// </text:span><text:span text:style-name="T18">неправильный</text:span><text:span text:style-name="T17"> </text:span><text:span text:style-name="T18">crc</text:span></text:p>
      <text:p text:style-name="P14"><text:span text:style-name="T16">EEPROM_LOCK</text:span><text:span text:style-name="T10"> = 0x72,<text:tab/><text:tab/><text:tab/><text:tab/></text:span><text:span text:style-name="T17">// </text:span><text:span text:style-name="T18">записанные</text:span><text:span text:style-name="T17"> </text:span><text:span text:style-name="T18">данные</text:span><text:span text:style-name="T17"> </text:span><text:span text:style-name="T18">не</text:span><text:span text:style-name="T17"> </text:span><text:span text:style-name="T18">совпадают</text:span><text:span text:style-name="T17"> с </text:span><text:span text:style-name="T18">записываемыми</text:span></text:p>
      <text:p text:style-name="P14"><text:span text:style-name="T16">EEPROM_WRITEERROR</text:span><text:span text:style-name="T10"> = 0x73,<text:tab/><text:tab/><text:tab/></text:span><text:span text:style-name="T17">// </text:span><text:span text:style-name="T18">не</text:span><text:span text:style-name="T17"> </text:span><text:span text:style-name="T18">удалось</text:span><text:span text:style-name="T17"> </text:span><text:span text:style-name="T18">записать</text:span><text:span text:style-name="T17"> </text:span><text:span text:style-name="T18">флешк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 CYR" svg:font-family="'Courier New CYR'" style:font-family-generic="roman" style:font-pitch="variable"/>
    <style:font-face style:name="DejaVu Sans Mono" svg:font-family="'DejaVu Sans Mono'"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nsolas" svg:font-family="Consolas" style:font-family-generic="system" style:font-pitch="variable"/>
    <style:font-face style:name="Courier New1" svg:font-family="'Courier New'" style:font-family-generic="system" style:font-pitch="variable"/>
    <style:font-face style:name="Courier New CYR1" svg:font-family="'Courier New CYR'"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ru" fo:country="RU"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Заголовок"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Указатель" style:family="paragraph" style:parent-style-name="Standard" style:default-outline-level="">
      <style:paragraph-properties text:number-lines="false" text:line-number="0"/>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_20_heading" style:display-name="index heading" style:family="paragraph" style:parent-style-name="Standard" style:default-outline-level="">
      <style:paragraph-properties text:number-lines="false" text:line-number="0"/>
      <style:text-properties style:font-name-complex="Arial Unicode MS" style:font-family-complex="'Arial Unicode M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Subtitle" style:family="paragraph" style:parent-style-name="Standard" style:default-outline-level="" style:class="chapter">
      <style:text-properties fo:color="#5a5a5a" fo:letter-spacing="0.0102in" style:font-name-asian="Calibri1" style:font-family-asian="Calibri" style:font-family-generic-asian="system" style:font-pitch-asian="variable"/>
    </style:style>
    <style:style style:name="Содержимое_20_таблицы" style:display-name="Содержимое таблицы" style:family="paragraph" style:parent-style-name="Standard" style:default-outline-level=""/>
    <style:style style:name="Заголовок_20_таблицы" style:display-name="Заголовок таблицы" style:family="paragraph" style:parent-style-name="Содержимое_20_таблицы" style:default-outline-leve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Интернет-ссылка"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Подзаголовок_20_Знак" style:display-name="Подзаголовок Знак" style:family="text" style:parent-style-name="Default_20_Paragraph_20_Font">
      <style:text-properties fo:color="#5a5a5a" fo:letter-spacing="0.0102in" style:font-name-asian="Calibri1" style:font-family-asian="Calibri" style:font-family-generic-asian="system" style:font-pitch-asian="variable"/>
    </style:style>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Unresolved_20_Mention" style:display-name="Unresolved Mention" style:family="text" style:parent-style-name="Default_20_Paragraph_20_Font">
      <style:text-properties fo:color="#605e5c" fo:background-color="#e1dfdd"/>
    </style:style>
    <style:style style:name="Заголовок_20_3_20_Знак" style:display-name="Заголовок 3 Знак"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Заголовок_20_4_20_Знак" style:display-name="Заголовок 4 Знак"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ListLabel_20_1" style:display-name="ListLabel 1" style:family="text">
      <style:text-properties fo:color="#222222" fo:font-size="10.5pt" style:font-size-asian="10.5pt" style:font-name-complex="Arial"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2f5496"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 style:display-name="ListLabel 6" style:family="text"/>
    <style:style style:name="ListLabel_20_7" style:display-name="ListLabel 7" style:family="text">
      <style:text-properties fo:color="#000000" style:font-name="Liberation Sans1" fo:font-family="'Liberation Sans'" style:font-family-generic="roman" style:font-pitch="variable" fo:font-size="12pt" style:text-underline-style="none" fo:background-color="#ffffff" style:font-size-asian="12pt" style:font-name-complex="Liberation Sans2" style:font-family-complex="'Liberation Sans'" style:font-family-generic-complex="system" style:font-pitch-complex="variable" style:font-size-complex="12pt"/>
    </style:style>
    <style:style style:name="ListLabel_20_8" style:display-name="ListLabel 8" style:family="text">
      <style:text-properties style:font-name="Liberation Sans1" fo:font-family="'Liberation Sans'" style:font-family-generic="roman" style:font-pitch="variable" fo:font-size="12pt" fo:language="en" fo:country="US" style:font-size-asian="12pt" style:font-name-complex="Liberation Sans2" style:font-family-complex="'Liberation Sans'" style:font-family-generic-complex="system" style:font-pitch-complex="variable" style:font-size-complex="12pt"/>
    </style:style>
    <style:style style:name="ListLabel_20_9" style:display-name="ListLabel 9" style:family="text">
      <style:text-properties style:font-name="Liberation Sans1" fo:font-family="'Liberation Sans'" style:font-family-generic="roman" style:font-pitch="variable" fo:font-size="12pt"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14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0835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5909in" fo:margin-bottom="1.0827in" fo:margin-left="0.7874in" fo:margin-right="0.7874in" style:writing-mode="lr-tb" style:layout-grid-color="#c0c0c0" style:layout-grid-lines="2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1.0827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09:06:00</meta:creation-date>
    <meta:initial-creator>Андрей</meta:initial-creator>
    <dc:language>ru-RU</dc:language>
    <dc:date>2018-12-05T21:22:32</dc:date>
    <meta:editing-cycles>17</meta:editing-cycles>
    <meta:editing-duration>PT12H19M</meta:editing-duration>
    <meta:generator>LibreOffice/6.2.4.2$Windows_X86_64 LibreOffice_project/2412653d852ce75f65fbfa83fb7e7b669a126d64</meta:generator>
    <meta:document-statistic meta:table-count="11" meta:image-count="0" meta:object-count="0" meta:page-count="6" meta:paragraph-count="267" meta:word-count="853" meta:character-count="5689" meta:non-whitespace-character-count="48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